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ymbol" svg:font-family="Symbol"/>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orphans="2" fo:widows="2" fo:text-indent="0in" style:auto-text-indent="false"/>
      <style:text-properties officeooo:paragraph-rsid="0005cb50"/>
    </style:style>
    <style:style style:name="P3" style:family="paragraph" style:parent-style-name="Standard">
      <style:paragraph-properties fo:margin-left="0in" fo:margin-right="0in" fo:orphans="2" fo:widows="2" fo:text-indent="0in" style:auto-text-indent="false"/>
      <style:text-properties officeooo:paragraph-rsid="0008861c"/>
    </style:style>
    <style:style style:name="P4" style:family="paragraph" style:parent-style-name="Standard">
      <style:paragraph-properties fo:margin-left="0in" fo:margin-right="0in" fo:orphans="2" fo:widows="2" fo:text-indent="0in" style:auto-text-indent="false"/>
      <style:text-properties officeooo:paragraph-rsid="000fa57d"/>
    </style:style>
    <style:style style:name="P5" style:family="paragraph" style:parent-style-name="Standard">
      <style:paragraph-properties fo:margin-left="0in" fo:margin-right="0in" fo:orphans="2" fo:widows="2" fo:text-indent="0in" style:auto-text-indent="false"/>
      <style:text-properties officeooo:paragraph-rsid="00106e9a"/>
    </style:style>
    <style:style style:name="P6" style:family="paragraph" style:parent-style-name="Standard">
      <style:paragraph-properties fo:margin-left="0in" fo:margin-right="0in" fo:orphans="2" fo:widows="2" fo:text-indent="0in" style:auto-text-indent="false"/>
      <style:text-properties officeooo:paragraph-rsid="0010e3ea"/>
    </style:style>
    <style:style style:name="P7" style:family="paragraph" style:parent-style-name="Standard">
      <style:paragraph-properties fo:margin-left="0in" fo:margin-right="0in" fo:orphans="2" fo:widows="2" fo:text-indent="0in" style:auto-text-indent="false"/>
      <style:text-properties officeooo:paragraph-rsid="0015fd69"/>
    </style:style>
    <style:style style:name="P8" style:family="paragraph" style:parent-style-name="Standard">
      <style:paragraph-properties fo:margin-left="0in" fo:margin-right="0in" fo:orphans="2" fo:widows="2" fo:text-indent="0in" style:auto-text-indent="false"/>
      <style:text-properties officeooo:paragraph-rsid="00164e72"/>
    </style:style>
    <style:style style:name="P9" style:family="paragraph" style:parent-style-name="Standard">
      <style:paragraph-properties fo:margin-left="0in" fo:margin-right="0in" fo:orphans="2" fo:widows="2" fo:text-indent="0in" style:auto-text-indent="false"/>
      <style:text-properties officeooo:paragraph-rsid="00171ed9"/>
    </style:style>
    <style:style style:name="P10" style:family="paragraph" style:parent-style-name="Standard">
      <style:paragraph-properties fo:margin-left="0in" fo:margin-right="0in" fo:orphans="2" fo:widows="2" fo:text-indent="0in" style:auto-text-indent="false"/>
      <style:text-properties officeooo:paragraph-rsid="0018cbea"/>
    </style:style>
    <style:style style:name="P11" style:family="paragraph" style:parent-style-name="Standard">
      <style:paragraph-properties fo:margin-left="0in" fo:margin-right="0in" fo:orphans="2" fo:widows="2" fo:text-indent="0in" style:auto-text-indent="false"/>
      <style:text-properties officeooo:paragraph-rsid="001f5085"/>
    </style:style>
    <style:style style:name="P12" style:family="paragraph" style:parent-style-name="Standard">
      <style:paragraph-properties fo:margin-left="0in" fo:margin-right="0in" fo:orphans="2" fo:widows="2" fo:text-indent="0in" style:auto-text-indent="false"/>
      <style:text-properties officeooo:paragraph-rsid="0022f82a"/>
    </style:style>
    <style:style style:name="P13" style:family="paragraph" style:parent-style-name="Standard">
      <style:paragraph-properties fo:margin-left="0in" fo:margin-right="0in" fo:orphans="2" fo:widows="2" fo:text-indent="0in" style:auto-text-indent="false"/>
      <style:text-properties officeooo:paragraph-rsid="002c1fee"/>
    </style:style>
    <style:style style:name="P14" style:family="paragraph" style:parent-style-name="Standard">
      <style:paragraph-properties fo:margin-left="0in" fo:margin-right="0in" fo:orphans="2" fo:widows="2" fo:text-indent="0in" style:auto-text-indent="false"/>
      <style:text-properties officeooo:paragraph-rsid="002d344b"/>
    </style:style>
    <style:style style:name="P15" style:family="paragraph" style:parent-style-name="Standard">
      <style:paragraph-properties fo:margin-left="0in" fo:margin-right="0in" fo:orphans="2" fo:widows="2" fo:text-indent="0in" style:auto-text-indent="false"/>
      <style:text-properties officeooo:paragraph-rsid="003085e8"/>
    </style:style>
    <style:style style:name="P16" style:family="paragraph" style:parent-style-name="Standard">
      <style:paragraph-properties fo:margin-left="0in" fo:margin-right="0in" fo:orphans="2" fo:widows="2" fo:text-indent="0in" style:auto-text-indent="false"/>
      <style:text-properties officeooo:paragraph-rsid="00321854"/>
    </style:style>
    <style:style style:name="P17" style:family="paragraph" style:parent-style-name="Standard">
      <style:paragraph-properties fo:margin-left="0in" fo:margin-right="0in" fo:orphans="2" fo:widows="2" fo:text-indent="0in" style:auto-text-indent="false"/>
      <style:text-properties officeooo:paragraph-rsid="003796c1"/>
    </style:style>
    <style:style style:name="P18" style:family="paragraph" style:parent-style-name="Standard">
      <style:paragraph-properties fo:margin-left="0in" fo:margin-right="0in" fo:orphans="2" fo:widows="2" fo:text-indent="0in" style:auto-text-indent="false"/>
      <style:text-properties officeooo:paragraph-rsid="0039a83c"/>
    </style:style>
    <style:style style:name="P19" style:family="paragraph" style:parent-style-name="Standard">
      <style:paragraph-properties fo:margin-left="0in" fo:margin-right="0in" fo:orphans="2" fo:widows="2" fo:text-indent="0in" style:auto-text-indent="false"/>
      <style:text-properties officeooo:paragraph-rsid="003e2c56"/>
    </style:style>
    <style:style style:name="P20" style:family="paragraph" style:parent-style-name="Standard">
      <style:paragraph-properties fo:margin-left="0in" fo:margin-right="0in" fo:orphans="2" fo:widows="2" fo:text-indent="0in" style:auto-text-indent="false"/>
      <style:text-properties officeooo:paragraph-rsid="004045b5"/>
    </style:style>
    <style:style style:name="P21" style:family="paragraph" style:parent-style-name="Standard">
      <style:paragraph-properties fo:margin-left="0in" fo:margin-right="0in" fo:orphans="2" fo:widows="2" fo:text-indent="0in" style:auto-text-indent="false"/>
      <style:text-properties officeooo:paragraph-rsid="00453a99"/>
    </style:style>
    <style:style style:name="P22"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08861c" officeooo:paragraph-rsid="0008861c"/>
    </style:style>
    <style:style style:name="P23"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0ac51d" officeooo:paragraph-rsid="000ac51d" fo:background-color="transparent"/>
    </style:style>
    <style:style style:name="P24"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0ac51d" officeooo:paragraph-rsid="00145f46" fo:background-color="transparent"/>
    </style:style>
    <style:style style:name="P25"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268594" officeooo:paragraph-rsid="00268594" fo:background-color="transparent"/>
    </style:style>
    <style:style style:name="P26"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0ac51d" officeooo:paragraph-rsid="0010e3ea"/>
    </style:style>
    <style:style style:name="P27"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0ac51d" officeooo:paragraph-rsid="00129a96"/>
    </style:style>
    <style:style style:name="P28" style:family="paragraph" style:parent-style-name="Standard">
      <style:paragraph-properties fo:margin-left="0in" fo:margin-right="0in" fo:orphans="2" fo:widows="2" fo:text-indent="0in" style:auto-text-indent="false"/>
      <style:text-properties fo:font-variant="normal" fo:text-transform="none" fo:color="#222222" loext:opacity="100%" style:font-name="Arial1" fo:font-size="12pt" fo:letter-spacing="normal" fo:font-style="normal" fo:font-weight="normal" officeooo:paragraph-rsid="0008861c"/>
    </style:style>
    <style:style style:name="P29" style:family="paragraph" style:parent-style-name="Standard">
      <style:paragraph-properties fo:margin-left="0in" fo:margin-right="0in" fo:orphans="2" fo:widows="2" fo:text-indent="0in" style:auto-text-indent="false"/>
      <style:text-properties fo:font-variant="normal" fo:text-transform="none" fo:color="#222222" loext:opacity="100%" style:font-name="Arial1" fo:font-size="12pt" fo:letter-spacing="normal" fo:font-style="normal" fo:font-weight="normal" officeooo:paragraph-rsid="000a1936"/>
    </style:style>
    <style:style style:name="P30" style:family="paragraph" style:parent-style-name="Standard">
      <style:paragraph-properties fo:margin-left="0in" fo:margin-right="0in" fo:orphans="2" fo:widows="2" fo:text-indent="0in" style:auto-text-indent="false"/>
      <style:text-properties fo:font-variant="normal" fo:text-transform="none" fo:color="#222222" loext:opacity="100%" style:font-name="Arial1" fo:font-size="12pt" fo:letter-spacing="normal" fo:font-style="normal" fo:font-weight="normal" officeooo:paragraph-rsid="0005cb50"/>
    </style:style>
    <style:style style:name="P31" style:family="paragraph" style:parent-style-name="Standard">
      <style:paragraph-properties fo:margin-left="0in" fo:margin-right="0in" fo:orphans="2" fo:widows="2" fo:text-indent="0in" style:auto-text-indent="false"/>
      <style:text-properties officeooo:rsid="00183c1a" officeooo:paragraph-rsid="00183c1a"/>
    </style:style>
    <style:style style:name="P32" style:family="paragraph" style:parent-style-name="Standard">
      <style:paragraph-properties fo:margin-left="0in" fo:margin-right="0in" fo:orphans="2" fo:widows="2" fo:text-indent="0in" style:auto-text-indent="false"/>
      <style:text-properties style:font-name="Arial" officeooo:paragraph-rsid="0018cbea"/>
    </style:style>
    <style:style style:name="P33" style:family="paragraph" style:parent-style-name="Standard">
      <style:paragraph-properties fo:margin-left="0in" fo:margin-right="0in" fo:orphans="2" fo:widows="2" fo:text-indent="0in" style:auto-text-indent="false"/>
      <style:text-properties style:font-name="Arial" officeooo:rsid="0019c2c7" officeooo:paragraph-rsid="0019c2c7"/>
    </style:style>
    <style:style style:name="P34" style:family="paragraph" style:parent-style-name="Standard">
      <style:paragraph-properties fo:margin-left="0in" fo:margin-right="0in" fo:orphans="2" fo:widows="2" fo:text-indent="0in" style:auto-text-indent="false"/>
      <style:text-properties style:font-name="Arial" officeooo:rsid="0019c2c7" officeooo:paragraph-rsid="001b2823"/>
    </style:style>
    <style:style style:name="P35" style:family="paragraph" style:parent-style-name="Standard">
      <style:paragraph-properties fo:margin-left="0in" fo:margin-right="0in" fo:orphans="2" fo:widows="2" fo:text-indent="0in" style:auto-text-indent="false"/>
      <style:text-properties fo:color="#069a2e" loext:opacity="100%" officeooo:rsid="001f5085" officeooo:paragraph-rsid="001f5085"/>
    </style:style>
    <style:style style:name="P36" style:family="paragraph" style:parent-style-name="Standard">
      <style:paragraph-properties fo:margin-left="0in" fo:margin-right="0in" fo:orphans="2" fo:widows="2" fo:text-indent="0in" style:auto-text-indent="false"/>
      <style:text-properties fo:color="#069a2e" loext:opacity="100%" officeooo:rsid="0022f82a" officeooo:paragraph-rsid="0022f82a"/>
    </style:style>
    <style:style style:name="P37" style:family="paragraph" style:parent-style-name="Standard">
      <style:paragraph-properties fo:margin-left="0in" fo:margin-right="0in" fo:orphans="2" fo:widows="2" fo:text-indent="0in" style:auto-text-indent="false"/>
      <style:text-properties fo:color="#069a2e" loext:opacity="100%" officeooo:rsid="0022f82a" officeooo:paragraph-rsid="0023f6e4"/>
    </style:style>
    <style:style style:name="P38" style:family="paragraph" style:parent-style-name="Standard">
      <style:paragraph-properties fo:margin-left="0in" fo:margin-right="0in" fo:orphans="2" fo:widows="2" fo:text-indent="0in" style:auto-text-indent="false"/>
      <style:text-properties fo:color="#069a2e" loext:opacity="100%" officeooo:rsid="0027ca07" officeooo:paragraph-rsid="0027ce3d"/>
    </style:style>
    <style:style style:name="P39" style:family="paragraph" style:parent-style-name="Standard">
      <style:paragraph-properties fo:margin-left="0in" fo:margin-right="0in" fo:orphans="2" fo:widows="2" fo:text-indent="0in" style:auto-text-indent="false"/>
      <style:text-properties fo:color="#069a2e" loext:opacity="100%" officeooo:rsid="002b21df" officeooo:paragraph-rsid="002b21df"/>
    </style:style>
    <style:style style:name="P40" style:family="paragraph" style:parent-style-name="Standard">
      <style:paragraph-properties fo:margin-left="0in" fo:margin-right="0in" fo:orphans="2" fo:widows="2" fo:text-indent="0in" style:auto-text-indent="false"/>
      <style:text-properties fo:color="#069a2e" loext:opacity="100%" officeooo:paragraph-rsid="002b21df"/>
    </style:style>
    <style:style style:name="P41" style:family="paragraph" style:parent-style-name="Standard">
      <style:paragraph-properties fo:margin-left="0in" fo:margin-right="0in" fo:orphans="2" fo:widows="2" fo:text-indent="0in" style:auto-text-indent="false"/>
      <style:text-properties fo:color="#069a2e" loext:opacity="100%" officeooo:paragraph-rsid="0039a83c"/>
    </style:style>
    <style:style style:name="P42" style:family="paragraph" style:parent-style-name="Standard">
      <style:paragraph-properties fo:margin-left="0in" fo:margin-right="0in" fo:orphans="2" fo:widows="2" fo:text-indent="0in" style:auto-text-indent="false"/>
      <style:text-properties fo:color="#069a2e" loext:opacity="100%" officeooo:paragraph-rsid="004045b5"/>
    </style:style>
    <style:style style:name="P43" style:family="paragraph" style:parent-style-name="Standard">
      <style:paragraph-properties fo:margin-left="0in" fo:margin-right="0in" fo:orphans="2" fo:widows="2" fo:text-indent="0in" style:auto-text-indent="false"/>
      <style:text-properties fo:color="#069a2e" loext:opacity="100%" officeooo:rsid="002c1fee" officeooo:paragraph-rsid="002c1fee"/>
    </style:style>
    <style:style style:name="P44" style:family="paragraph" style:parent-style-name="Standard">
      <style:paragraph-properties fo:margin-left="0in" fo:margin-right="0in" fo:orphans="2" fo:widows="2" fo:text-indent="0in" style:auto-text-indent="false"/>
      <style:text-properties fo:color="#069a2e" loext:opacity="100%" officeooo:rsid="002d344b" officeooo:paragraph-rsid="002d344b"/>
    </style:style>
    <style:style style:name="P45" style:family="paragraph" style:parent-style-name="Standard">
      <style:paragraph-properties fo:margin-left="0in" fo:margin-right="0in" fo:orphans="2" fo:widows="2" fo:text-indent="0in" style:auto-text-indent="false"/>
      <style:text-properties fo:color="#069a2e" loext:opacity="100%" officeooo:rsid="002e3340" officeooo:paragraph-rsid="002e3340"/>
    </style:style>
    <style:style style:name="P46" style:family="paragraph" style:parent-style-name="Standard">
      <style:paragraph-properties fo:margin-left="0in" fo:margin-right="0in" fo:orphans="2" fo:widows="2" fo:text-indent="0in" style:auto-text-indent="false"/>
      <style:text-properties fo:color="#069a2e" loext:opacity="100%" officeooo:rsid="002e3340" officeooo:paragraph-rsid="0030e968"/>
    </style:style>
    <style:style style:name="P47" style:family="paragraph" style:parent-style-name="Standard">
      <style:paragraph-properties fo:margin-left="0in" fo:margin-right="0in" fo:orphans="2" fo:widows="2" fo:text-indent="0in" style:auto-text-indent="false" fo:break-before="auto" fo:break-after="auto"/>
      <style:text-properties fo:color="#069a2e" loext:opacity="100%" officeooo:rsid="002e3340" officeooo:paragraph-rsid="0030e968"/>
    </style:style>
    <style:style style:name="P48" style:family="paragraph" style:parent-style-name="Standard">
      <style:paragraph-properties fo:margin-left="0in" fo:margin-right="0in" fo:orphans="2" fo:widows="2" fo:text-indent="0in" style:auto-text-indent="false" fo:break-before="auto" fo:break-after="auto"/>
      <style:text-properties fo:color="#069a2e" loext:opacity="100%" officeooo:rsid="003275a0" officeooo:paragraph-rsid="003275a0"/>
    </style:style>
    <style:style style:name="P49" style:family="paragraph" style:parent-style-name="Standard">
      <style:paragraph-properties fo:margin-left="0in" fo:margin-right="0in" fo:orphans="2" fo:widows="2" fo:text-indent="0in" style:auto-text-indent="false"/>
      <style:text-properties fo:color="#069a2e" loext:opacity="100%" officeooo:rsid="00328897" officeooo:paragraph-rsid="00328897"/>
    </style:style>
    <style:style style:name="P50" style:family="paragraph" style:parent-style-name="Standard">
      <style:paragraph-properties fo:margin-left="0in" fo:margin-right="0in" fo:orphans="2" fo:widows="2" fo:text-indent="0in" style:auto-text-indent="false"/>
      <style:text-properties fo:color="#069a2e" loext:opacity="100%" officeooo:rsid="0032f2ae" officeooo:paragraph-rsid="0034ca33"/>
    </style:style>
    <style:style style:name="P51" style:family="paragraph" style:parent-style-name="Standard">
      <style:paragraph-properties fo:margin-left="0in" fo:margin-right="0in" fo:orphans="2" fo:widows="2" fo:text-indent="0in" style:auto-text-indent="false"/>
      <style:text-properties fo:color="#069a2e" loext:opacity="100%" officeooo:rsid="0034ca33" officeooo:paragraph-rsid="0034ca33"/>
    </style:style>
    <style:style style:name="P52" style:family="paragraph" style:parent-style-name="Standard">
      <style:paragraph-properties fo:margin-left="0in" fo:margin-right="0in" fo:orphans="2" fo:widows="2" fo:text-indent="0in" style:auto-text-indent="false"/>
      <style:text-properties fo:color="#069a2e" loext:opacity="100%" officeooo:rsid="00361c77" officeooo:paragraph-rsid="00361c77"/>
    </style:style>
    <style:style style:name="P53" style:family="paragraph" style:parent-style-name="Standard">
      <style:paragraph-properties fo:margin-left="0in" fo:margin-right="0in" fo:orphans="2" fo:widows="2" fo:text-indent="0in" style:auto-text-indent="false"/>
      <style:text-properties fo:color="#069a2e" loext:opacity="100%" officeooo:rsid="003796c1" officeooo:paragraph-rsid="003796c1"/>
    </style:style>
    <style:style style:name="P54" style:family="paragraph" style:parent-style-name="Standard">
      <style:paragraph-properties fo:margin-left="0in" fo:margin-right="0in" fo:orphans="2" fo:widows="2" fo:text-indent="0in" style:auto-text-indent="false"/>
      <style:text-properties fo:color="#069a2e" loext:opacity="100%" officeooo:rsid="00390976" officeooo:paragraph-rsid="00390976"/>
    </style:style>
    <style:style style:name="P55" style:family="paragraph" style:parent-style-name="Standard">
      <style:paragraph-properties fo:margin-left="0in" fo:margin-right="0in" fo:orphans="2" fo:widows="2" fo:text-indent="0in" style:auto-text-indent="false"/>
      <style:text-properties fo:color="#069a2e" loext:opacity="100%" officeooo:rsid="0039a83c" officeooo:paragraph-rsid="0039a83c"/>
    </style:style>
    <style:style style:name="P56" style:family="paragraph" style:parent-style-name="Standard">
      <style:paragraph-properties fo:margin-left="0in" fo:margin-right="0in" fo:orphans="2" fo:widows="2" fo:text-indent="0in" style:auto-text-indent="false"/>
      <style:text-properties fo:color="#069a2e" loext:opacity="100%" officeooo:rsid="003ba665" officeooo:paragraph-rsid="003c3f29"/>
    </style:style>
    <style:style style:name="P57" style:family="paragraph" style:parent-style-name="Standard">
      <style:paragraph-properties fo:margin-left="0in" fo:margin-right="0in" fo:orphans="2" fo:widows="2" fo:text-indent="0in" style:auto-text-indent="false"/>
      <style:text-properties fo:color="#069a2e" loext:opacity="100%" officeooo:rsid="003fdce9" officeooo:paragraph-rsid="003fdce9"/>
    </style:style>
    <style:style style:name="P58" style:family="paragraph" style:parent-style-name="Standard">
      <style:paragraph-properties fo:margin-left="0in" fo:margin-right="0in" fo:orphans="2" fo:widows="2" fo:text-indent="0in" style:auto-text-indent="false"/>
      <style:text-properties fo:color="#069a2e" loext:opacity="100%" style:font-name="Arial" officeooo:paragraph-rsid="00453a99"/>
    </style:style>
    <style:style style:name="P59"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106e9a" officeooo:paragraph-rsid="00106e9a"/>
    </style:style>
    <style:style style:name="P60"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10e3ea" officeooo:paragraph-rsid="0010e3ea"/>
    </style:style>
    <style:style style:name="P61"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39a83c" officeooo:paragraph-rsid="0039a83c"/>
    </style:style>
    <style:style style:name="P62"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3c3f29" officeooo:paragraph-rsid="003c3f29"/>
    </style:style>
    <style:style style:name="P63"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3da63b" officeooo:paragraph-rsid="003da63b"/>
    </style:style>
    <style:style style:name="P64"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0fa57d" officeooo:paragraph-rsid="000fa57d"/>
    </style:style>
    <style:style style:name="P65"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22f82a" officeooo:paragraph-rsid="0022f82a"/>
    </style:style>
    <style:style style:name="P66"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249fcf" officeooo:paragraph-rsid="0023f6e4"/>
    </style:style>
    <style:style style:name="P67"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15fd69" officeooo:paragraph-rsid="0015fd69" fo:background-color="transparent"/>
    </style:style>
    <style:style style:name="P68"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3cade2" officeooo:paragraph-rsid="00183c1a" fo:background-color="transparent" style:font-size-asian="12pt" style:font-size-complex="12pt"/>
    </style:style>
    <style:style style:name="P69"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27ca07" officeooo:paragraph-rsid="0027ca07"/>
    </style:style>
    <style:style style:name="P70"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2c1fee" officeooo:paragraph-rsid="002c1fee"/>
    </style:style>
    <style:style style:name="P71"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2d344b" officeooo:paragraph-rsid="002d344b"/>
    </style:style>
    <style:style style:name="P72"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2f091b" officeooo:paragraph-rsid="0030e968"/>
    </style:style>
    <style:style style:name="P73"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321854" officeooo:paragraph-rsid="0030e968"/>
    </style:style>
    <style:style style:name="P74"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68f847" officeooo:paragraph-rsid="002e3340" style:font-size-asian="12pt" style:font-size-complex="12pt"/>
    </style:style>
    <style:style style:name="P75"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paragraph-rsid="002d344b"/>
    </style:style>
    <style:style style:name="P76"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2e3340" officeooo:paragraph-rsid="002e3340"/>
    </style:style>
    <style:style style:name="P77"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3275a0" officeooo:paragraph-rsid="003275a0"/>
    </style:style>
    <style:style style:name="P78"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328897" officeooo:paragraph-rsid="00328897"/>
    </style:style>
    <style:style style:name="P79"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34ca33" officeooo:paragraph-rsid="0034ca33"/>
    </style:style>
    <style:style style:name="P80"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32f2ae" officeooo:paragraph-rsid="0034ca33"/>
    </style:style>
    <style:style style:name="P81"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361c77" officeooo:paragraph-rsid="00361c77"/>
    </style:style>
    <style:style style:name="P82" style:family="paragraph" style:parent-style-name="Standard">
      <style:paragraph-properties fo:margin-left="0in" fo:margin-right="0in" fo:orphans="2" fo:widows="2" fo:text-indent="0in" style:auto-text-indent="false"/>
      <style:text-properties fo:font-variant="normal" fo:text-transform="none" fo:color="#069a2e" loext:opacity="100%" style:font-name="Arial1" fo:font-size="12pt" fo:letter-spacing="normal" fo:font-style="normal" fo:font-weight="normal" officeooo:rsid="003796c1" officeooo:paragraph-rsid="003796c1"/>
    </style:style>
    <style:style style:name="P83" style:family="paragraph" style:parent-style-name="Standard">
      <style:paragraph-properties fo:margin-left="0in" fo:margin-right="0in" fo:orphans="2" fo:widows="2" fo:text-indent="0in" style:auto-text-indent="false"/>
      <style:text-properties fo:font-variant="normal" fo:text-transform="none" fo:color="#069a2e" loext:opacity="100%" style:font-name="Arial" fo:font-size="12pt" fo:letter-spacing="normal" fo:font-style="normal" fo:font-weight="normal" officeooo:rsid="0018cbea" officeooo:paragraph-rsid="0018cbea"/>
    </style:style>
    <style:style style:name="P84" style:family="paragraph" style:parent-style-name="Standard">
      <style:paragraph-properties fo:margin-left="0in" fo:margin-right="0in" fo:orphans="2" fo:widows="2" fo:text-indent="0in" style:auto-text-indent="false"/>
      <style:text-properties fo:font-variant="normal" fo:text-transform="none" fo:color="#069a2e" loext:opacity="100%" style:text-position="0% 100%" style:font-name="Arial" fo:font-size="12pt" fo:letter-spacing="normal" fo:font-style="normal" fo:font-weight="normal" officeooo:rsid="00175e68" officeooo:paragraph-rsid="0018cbea"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orphans="2" fo:widows="2" fo:text-indent="0in" style:auto-text-indent="false"/>
      <style:text-properties fo:font-variant="normal" fo:text-transform="none" fo:color="#069a2e" loext:opacity="100%" style:text-position="0% 100%" style:font-name="Arial" fo:font-size="12pt" fo:letter-spacing="normal" fo:font-style="normal" fo:font-weight="normal" officeooo:rsid="0019c2c7" officeooo:paragraph-rsid="0019c2c7"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orphans="2" fo:widows="2" fo:text-indent="0in" style:auto-text-indent="false"/>
      <style:text-properties fo:font-variant="normal" fo:text-transform="none" fo:color="#222222" loext:opacity="100%" style:font-name="Arial1" fo:font-size="12pt" fo:letter-spacing="normal" fo:font-style="normal" fo:font-weight="normal" officeooo:paragraph-rsid="00164e72"/>
    </style:style>
    <style:style style:name="P87" style:family="paragraph" style:parent-style-name="Standard">
      <style:paragraph-properties fo:margin-left="0in" fo:margin-right="0in" fo:orphans="2" fo:widows="2" fo:text-indent="0in" style:auto-text-indent="false"/>
      <style:text-properties fo:font-variant="normal" fo:text-transform="none" fo:color="#222222" loext:opacity="100%" style:font-name="Arial1" fo:font-size="12pt" fo:letter-spacing="normal" fo:font-style="normal" fo:font-weight="normal" officeooo:paragraph-rsid="00171ed9"/>
    </style:style>
    <style:style style:name="P88" style:family="paragraph" style:parent-style-name="Standard">
      <style:paragraph-properties fo:margin-left="0in" fo:margin-right="0in" fo:orphans="2" fo:widows="2" fo:text-indent="0in" style:auto-text-indent="false"/>
      <style:text-properties fo:font-variant="normal" fo:text-transform="none" fo:color="#222222" loext:opacity="100%" style:font-name="Arial1" fo:font-size="12pt" fo:letter-spacing="normal" fo:font-style="normal" fo:font-weight="normal" officeooo:paragraph-rsid="003e2c56"/>
    </style:style>
    <style:style style:name="P89" style:family="paragraph" style:parent-style-name="Standard">
      <style:paragraph-properties fo:margin-left="0in" fo:margin-right="0in" fo:orphans="2" fo:widows="2" fo:text-indent="0in" style:auto-text-indent="false"/>
      <style:text-properties fo:font-variant="normal" fo:text-transform="none" fo:color="#222222" loext:opacity="100%" style:font-name="Arial1" fo:font-size="12pt" fo:letter-spacing="normal" fo:font-style="normal" fo:font-weight="normal" officeooo:paragraph-rsid="00153427"/>
    </style:style>
    <style:style style:name="P90" style:family="paragraph" style:parent-style-name="Standard">
      <style:paragraph-properties fo:margin-left="0in" fo:margin-right="0in" fo:orphans="2" fo:widows="2" fo:text-indent="0in" style:auto-text-indent="false"/>
      <style:text-properties fo:font-variant="normal" fo:text-transform="none" fo:color="#222222" loext:opacity="100%" style:font-name="Arial1" fo:font-size="12pt" fo:letter-spacing="normal" fo:font-style="normal" fo:font-weight="normal" officeooo:paragraph-rsid="0015fd69"/>
    </style:style>
    <style:style style:name="P91" style:family="paragraph" style:parent-style-name="Standard">
      <style:paragraph-properties fo:margin-left="0in" fo:margin-right="0in" fo:orphans="2" fo:widows="2" fo:text-indent="0in" style:auto-text-indent="false"/>
      <style:text-properties fo:font-variant="normal" fo:text-transform="none" fo:color="#222222" loext:opacity="100%" style:font-name="Arial1" fo:font-size="12pt" fo:letter-spacing="normal" fo:font-style="normal" fo:font-weight="normal" officeooo:paragraph-rsid="00321854"/>
    </style:style>
    <style:style style:name="P92" style:family="paragraph" style:parent-style-name="Standard">
      <style:paragraph-properties fo:margin-left="0in" fo:margin-right="0in" fo:orphans="2" fo:widows="2" fo:text-indent="0in" style:auto-text-indent="false"/>
      <style:text-properties fo:font-variant="normal" fo:text-transform="none" fo:color="#222222" loext:opacity="100%" style:font-name="Arial1" fo:font-size="12pt" fo:letter-spacing="normal" fo:font-style="normal" fo:font-weight="normal" officeooo:paragraph-rsid="003796c1"/>
    </style:style>
    <style:style style:name="P93" style:family="paragraph" style:parent-style-name="Standard">
      <style:paragraph-properties fo:margin-left="0in" fo:margin-right="0in" fo:orphans="2" fo:widows="2" fo:text-indent="0in" style:auto-text-indent="false"/>
      <style:text-properties fo:color="#069a2e" loext:opacity="100%" style:text-position="0% 100%" style:font-name="Arial" fo:font-size="12pt" fo:font-style="normal" fo:font-weight="normal" officeooo:rsid="00175e68" officeooo:paragraph-rsid="0018cbea"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orphans="2" fo:widows="2" fo:text-indent="0in" style:auto-text-indent="false"/>
      <style:text-properties officeooo:paragraph-rsid="0047b86a"/>
    </style:style>
    <style:style style:name="P95" style:family="paragraph" style:parent-style-name="Standard">
      <style:paragraph-properties fo:margin-left="0in" fo:margin-right="0in" fo:orphans="2" fo:widows="2" fo:text-indent="0in" style:auto-text-indent="false"/>
      <style:text-properties officeooo:paragraph-rsid="0048aa8a"/>
    </style:style>
    <style:style style:name="P96" style:family="paragraph" style:parent-style-name="Standard">
      <style:paragraph-properties fo:margin-left="0in" fo:margin-right="0in" fo:orphans="2" fo:widows="2" fo:text-indent="0in" style:auto-text-indent="false"/>
      <style:text-properties fo:color="#127622" loext:opacity="100%" officeooo:paragraph-rsid="0047b86a"/>
    </style:style>
    <style:style style:name="P97" style:family="paragraph" style:parent-style-name="Standard">
      <style:paragraph-properties fo:margin-left="0in" fo:margin-right="0in" fo:orphans="2" fo:widows="2" fo:text-indent="0in" style:auto-text-indent="false"/>
      <style:text-properties fo:color="#127622" loext:opacity="100%" officeooo:paragraph-rsid="00453a99"/>
    </style:style>
    <style:style style:name="T1" style:family="text">
      <style:text-properties fo:font-variant="normal" fo:text-transform="none" fo:color="#222222" loext:opacity="100%" style:font-name="Arial1" fo:font-size="12pt" fo:letter-spacing="normal" fo:font-style="normal" fo:font-weight="normal"/>
    </style:style>
    <style:style style:name="T2" style:family="text">
      <style:text-properties fo:font-variant="normal" fo:text-transform="none" fo:color="#222222" loext:opacity="100%" style:font-name="Arial1" fo:font-size="12pt" fo:letter-spacing="normal" fo:font-style="normal" fo:font-weight="normal" fo:background-color="#ffff00" loext:char-shading-value="0"/>
    </style:style>
    <style:style style:name="T3" style:family="text">
      <style:text-properties fo:font-variant="normal" fo:text-transform="none" fo:color="#222222" loext:opacity="100%" style:font-name="Arial1" fo:font-size="12pt" fo:letter-spacing="normal" fo:font-style="normal" fo:font-weight="normal" officeooo:rsid="00164e72"/>
    </style:style>
    <style:style style:name="T4" style:family="text">
      <style:text-properties fo:font-variant="normal" fo:text-transform="none" fo:color="#222222" loext:opacity="100%" style:font-name="Arial1" fo:font-size="12pt" fo:letter-spacing="normal" fo:font-style="normal" fo:font-weight="normal" officeooo:rsid="0048aa8a"/>
    </style:style>
    <style:style style:name="T5" style:family="text">
      <style:text-properties fo:font-variant="normal" fo:text-transform="none" fo:color="#222222" loext:opacity="100%" fo:letter-spacing="normal"/>
    </style:style>
    <style:style style:name="T6" style:family="text">
      <style:text-properties fo:font-variant="normal" fo:text-transform="none" fo:color="#1155cc" loext:opacity="100%" style:font-name="Arial1" fo:font-size="12pt" fo:letter-spacing="normal" fo:font-style="normal" fo:font-weight="normal"/>
    </style:style>
    <style:style style:name="T7" style:family="text">
      <style:text-properties fo:font-variant="normal" fo:text-transform="none" fo:color="#069a2e" loext:opacity="100%" style:font-name="Arial1" fo:font-size="12pt" fo:letter-spacing="normal" fo:font-style="normal" fo:font-weight="normal"/>
    </style:style>
    <style:style style:name="T8" style:family="text">
      <style:text-properties fo:font-variant="normal" fo:text-transform="none" fo:color="#069a2e" loext:opacity="100%" style:font-name="Arial1" fo:font-size="12pt" fo:letter-spacing="normal" fo:font-style="normal" fo:font-weight="normal" officeooo:rsid="000776e0"/>
    </style:style>
    <style:style style:name="T9" style:family="text">
      <style:text-properties fo:font-variant="normal" fo:text-transform="none" fo:color="#069a2e" loext:opacity="100%" style:font-name="Arial1" fo:font-size="12pt" fo:letter-spacing="normal" fo:font-style="normal" fo:font-weight="normal" officeooo:rsid="0008861c"/>
    </style:style>
    <style:style style:name="T10" style:family="text">
      <style:text-properties fo:font-variant="normal" fo:text-transform="none" fo:color="#069a2e" loext:opacity="100%" style:font-name="Arial1" fo:font-size="12pt" fo:letter-spacing="normal" fo:font-style="normal" fo:font-weight="normal" officeooo:rsid="000c334e"/>
    </style:style>
    <style:style style:name="T11" style:family="text">
      <style:text-properties fo:font-variant="normal" fo:text-transform="none" fo:color="#069a2e" loext:opacity="100%" style:font-name="Arial1" fo:font-size="12pt" fo:letter-spacing="normal" fo:font-style="normal" fo:font-weight="normal" officeooo:rsid="000dd65d"/>
    </style:style>
    <style:style style:name="T12" style:family="text">
      <style:text-properties fo:font-variant="normal" fo:text-transform="none" fo:color="#069a2e" loext:opacity="100%" style:font-name="Arial1" fo:font-size="12pt" fo:letter-spacing="normal" fo:font-style="normal" fo:font-weight="normal" officeooo:rsid="000fa57d"/>
    </style:style>
    <style:style style:name="T13" style:family="text">
      <style:text-properties fo:font-variant="normal" fo:text-transform="none" fo:color="#069a2e" loext:opacity="100%" style:font-name="Arial1" fo:font-size="12pt" fo:letter-spacing="normal" fo:font-style="normal" fo:font-weight="normal" officeooo:rsid="000fa57d" style:font-size-asian="12pt" style:font-size-complex="12pt"/>
    </style:style>
    <style:style style:name="T14" style:family="text">
      <style:text-properties fo:font-variant="normal" fo:text-transform="none" fo:color="#069a2e" loext:opacity="100%" style:font-name="Arial1" fo:font-size="12pt" fo:letter-spacing="normal" fo:font-style="normal" fo:font-weight="normal" officeooo:rsid="00106e9a"/>
    </style:style>
    <style:style style:name="T15" style:family="text">
      <style:text-properties fo:font-variant="normal" fo:text-transform="none" fo:color="#069a2e" loext:opacity="100%" style:font-name="Arial1" fo:font-size="12pt" fo:letter-spacing="normal" fo:font-style="normal" fo:font-weight="normal" fo:background-color="transparent" loext:char-shading-value="0"/>
    </style:style>
    <style:style style:name="T16" style:family="text">
      <style:text-properties fo:font-variant="normal" fo:text-transform="none" fo:color="#069a2e" loext:opacity="100%" style:font-name="Arial1" fo:font-size="12pt" fo:letter-spacing="normal" fo:font-style="normal" fo:font-weight="normal" officeooo:rsid="000ac51d" fo:background-color="transparent" loext:char-shading-value="0"/>
    </style:style>
    <style:style style:name="T17" style:family="text">
      <style:text-properties fo:font-variant="normal" fo:text-transform="none" fo:color="#069a2e" loext:opacity="100%" style:font-name="Arial1" fo:font-size="12pt" fo:letter-spacing="normal" fo:font-style="normal" fo:font-weight="normal" officeooo:rsid="00153427" fo:background-color="transparent" loext:char-shading-value="0"/>
    </style:style>
    <style:style style:name="T18" style:family="text">
      <style:text-properties fo:font-variant="normal" fo:text-transform="none" fo:color="#069a2e" loext:opacity="100%" style:font-name="Arial1" fo:font-size="12pt" fo:letter-spacing="normal" fo:font-style="normal" fo:font-weight="normal" officeooo:rsid="0015d174" fo:background-color="transparent" loext:char-shading-value="0"/>
    </style:style>
    <style:style style:name="T19" style:family="text">
      <style:text-properties fo:font-variant="normal" fo:text-transform="none" fo:color="#069a2e" loext:opacity="100%" style:font-name="Arial1" fo:font-size="12pt" fo:letter-spacing="normal" fo:font-style="normal" fo:font-weight="normal" officeooo:rsid="0015fd69" fo:background-color="transparent" loext:char-shading-value="0"/>
    </style:style>
    <style:style style:name="T20" style:family="text">
      <style:text-properties fo:font-variant="normal" fo:text-transform="none" fo:color="#069a2e" loext:opacity="100%" style:font-name="Arial1" fo:font-size="12pt" fo:letter-spacing="normal" fo:font-style="normal" fo:font-weight="normal" officeooo:rsid="00164e72" fo:background-color="transparent" loext:char-shading-value="0"/>
    </style:style>
    <style:style style:name="T21" style:family="text">
      <style:text-properties fo:font-variant="normal" fo:text-transform="none" fo:color="#069a2e" loext:opacity="100%" style:font-name="Arial1" fo:font-size="12pt" fo:letter-spacing="normal" fo:font-style="normal" fo:font-weight="normal" officeooo:rsid="00183c1a" fo:background-color="transparent" loext:char-shading-value="0"/>
    </style:style>
    <style:style style:name="T22" style:family="text">
      <style:text-properties fo:font-variant="normal" fo:text-transform="none" fo:color="#069a2e" loext:opacity="100%" style:font-name="Arial1" fo:font-size="12pt" fo:letter-spacing="normal" fo:font-style="normal" fo:font-weight="normal" officeooo:rsid="003cade2" fo:background-color="transparent" loext:char-shading-value="0" style:font-size-asian="12pt" style:font-size-complex="12pt"/>
    </style:style>
    <style:style style:name="T23" style:family="text">
      <style:text-properties fo:font-variant="normal" fo:text-transform="none" fo:color="#069a2e" loext:opacity="100%" style:font-name="Arial1" fo:font-size="12pt" fo:letter-spacing="normal" fo:font-style="normal" fo:font-weight="normal" officeooo:rsid="0020bcdc" fo:background-color="transparent" loext:char-shading-value="0"/>
    </style:style>
    <style:style style:name="T24" style:family="text">
      <style:text-properties fo:font-variant="normal" fo:text-transform="none" fo:color="#069a2e" loext:opacity="100%" style:font-name="Arial1" fo:font-size="12pt" fo:letter-spacing="normal" fo:font-style="normal" fo:font-weight="normal" officeooo:rsid="002299fd" fo:background-color="transparent" loext:char-shading-value="0"/>
    </style:style>
    <style:style style:name="T25" style:family="text">
      <style:text-properties fo:font-variant="normal" fo:text-transform="none" fo:color="#069a2e" loext:opacity="100%" style:font-name="Arial1" fo:font-size="12pt" fo:letter-spacing="normal" fo:font-style="normal" fo:font-weight="normal" officeooo:rsid="00164e72"/>
    </style:style>
    <style:style style:name="T26" style:family="text">
      <style:text-properties fo:font-variant="normal" fo:text-transform="none" fo:color="#069a2e" loext:opacity="100%" fo:font-size="12pt" fo:letter-spacing="normal" fo:font-style="normal" fo:font-weight="normal" officeooo:rsid="0018cbea"/>
    </style:style>
    <style:style style:name="T27" style:family="text">
      <style:text-properties fo:font-variant="normal" fo:text-transform="none" fo:color="#069a2e" loext:opacity="100%" fo:font-size="12pt" fo:letter-spacing="normal" fo:font-style="normal" fo:font-weight="normal" officeooo:rsid="003cade2" style:font-size-asian="12pt" style:font-weight-asian="normal" style:font-size-complex="12pt" style:font-weight-complex="normal"/>
    </style:style>
    <style:style style:name="T28" style:family="text">
      <style:text-properties fo:font-variant="normal" fo:text-transform="none" fo:color="#069a2e" loext:opacity="100%" fo:font-size="12pt" fo:letter-spacing="normal" fo:font-style="normal" fo:font-weight="normal" officeooo:rsid="0018cbea" style:font-size-asian="12pt" style:font-weight-asian="normal" style:font-size-complex="12pt" style:font-weight-complex="normal"/>
    </style:style>
    <style:style style:name="T29" style:family="text">
      <style:text-properties fo:font-variant="normal" fo:text-transform="none" fo:color="#069a2e" loext:opacity="100%" fo:font-size="12pt" fo:letter-spacing="normal" fo:font-style="normal" fo:font-weight="normal" officeooo:rsid="00175e68" style:font-size-asian="12pt" style:font-weight-asian="normal" style:font-size-complex="12pt" style:font-weight-complex="normal"/>
    </style:style>
    <style:style style:name="T30" style:family="text">
      <style:text-properties fo:font-variant="normal" fo:text-transform="none" fo:color="#069a2e" loext:opacity="100%" fo:font-size="12pt" fo:letter-spacing="normal" fo:font-style="normal" fo:font-weight="normal" officeooo:rsid="00397ffc" style:font-size-asian="12pt" style:font-weight-asian="normal" style:font-size-complex="12pt" style:font-weight-complex="normal"/>
    </style:style>
    <style:style style:name="T31" style:family="text">
      <style:text-properties fo:font-variant="normal" fo:text-transform="none" fo:color="#069a2e" loext:opacity="100%" fo:font-size="12pt" fo:letter-spacing="normal" fo:font-style="normal" fo:font-weight="normal" officeooo:rsid="0018cbea" style:font-size-asian="12pt" style:font-style-asian="normal" style:font-weight-asian="normal" style:font-size-complex="12pt" style:font-style-complex="normal" style:font-weight-complex="normal"/>
    </style:style>
    <style:style style:name="T32" style:family="text">
      <style:text-properties fo:font-variant="normal" fo:text-transform="none" fo:color="#069a2e" loext:opacity="100%" fo:font-size="12pt" fo:letter-spacing="normal" fo:font-style="italic" fo:font-weight="normal" officeooo:rsid="00175e68" style:font-size-asian="12pt" style:font-style-asian="italic" style:font-weight-asian="normal" style:font-size-complex="12pt" style:font-weight-complex="normal"/>
    </style:style>
    <style:style style:name="T33" style:family="text">
      <style:text-properties fo:font-variant="normal" fo:text-transform="none" fo:color="#069a2e" loext:opacity="100%" fo:font-size="12pt" fo:letter-spacing="normal" fo:font-style="italic" fo:font-weight="normal" officeooo:rsid="0018cbea" style:font-size-asian="12pt" style:font-style-asian="italic" style:font-weight-asian="normal" style:font-size-complex="12pt" style:font-style-complex="italic" style:font-weight-complex="normal"/>
    </style:style>
    <style:style style:name="T34" style:family="text">
      <style:text-properties fo:font-variant="normal" fo:text-transform="none" fo:color="#069a2e" loext:opacity="100%" fo:font-size="12pt" fo:letter-spacing="normal" fo:font-style="italic" fo:font-weight="normal" officeooo:rsid="00175e68" style:font-size-asian="12pt" style:font-style-asian="italic" style:font-weight-asian="normal" style:font-size-complex="12pt" style:font-style-complex="normal" style:font-weight-complex="normal"/>
    </style:style>
    <style:style style:name="T35" style:family="text">
      <style:text-properties fo:font-variant="normal" fo:text-transform="none" fo:color="#069a2e" loext:opacity="100%" style:text-position="sub 58%" fo:font-size="12pt" fo:letter-spacing="normal" fo:font-style="italic" fo:font-weight="normal" officeooo:rsid="00175e68" style:font-size-asian="12pt" style:font-style-asian="italic" style:font-weight-asian="normal" style:font-size-complex="12pt" style:font-weight-complex="normal"/>
    </style:style>
    <style:style style:name="T36" style:family="text">
      <style:text-properties fo:font-variant="normal" fo:text-transform="none" fo:color="#069a2e" loext:opacity="100%" style:text-position="sub 58%" fo:font-size="12pt" fo:letter-spacing="normal" fo:font-style="italic" fo:font-weight="normal" officeooo:rsid="00175e68" style:font-size-asian="12pt" style:font-style-asian="italic" style:font-weight-asian="normal" style:font-size-complex="12pt" style:font-style-complex="normal" style:font-weight-complex="normal"/>
    </style:style>
    <style:style style:name="T37" style:family="text">
      <style:text-properties fo:font-variant="normal" fo:text-transform="none" fo:color="#069a2e" loext:opacity="1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069a2e" loext:opacity="100%" style:text-position="0% 100%" fo:font-size="12pt" fo:letter-spacing="normal" fo:font-style="normal" fo:font-weight="normal" officeooo:rsid="0018cbea" style:font-size-asian="12pt" style:font-style-asian="normal" style:font-weight-asian="normal" style:font-size-complex="12pt" style:font-style-complex="normal" style:font-weight-complex="normal"/>
    </style:style>
    <style:style style:name="T39" style:family="text">
      <style:text-properties fo:font-variant="normal" fo:text-transform="none" fo:color="#069a2e" loext:opacity="100%" style:text-position="0% 100%" fo:font-size="12pt" fo:letter-spacing="normal" fo:font-style="normal" fo:font-weight="normal" officeooo:rsid="00175e68" style:font-size-asian="12pt" style:font-style-asian="normal" style:font-weight-asian="normal" style:font-size-complex="12pt" style:font-style-complex="normal" style:font-weight-complex="normal"/>
    </style:style>
    <style:style style:name="T40" style:family="text">
      <style:text-properties fo:font-variant="normal" fo:text-transform="none" fo:color="#069a2e" loext:opacity="100%" style:text-position="0% 100%" fo:font-size="12pt" fo:letter-spacing="normal" fo:font-style="normal" fo:font-weight="normal" officeooo:rsid="003cade2" style:font-size-asian="12pt" style:font-style-asian="normal" style:font-weight-asian="normal" style:font-size-complex="12pt" style:font-style-complex="normal" style:font-weight-complex="normal"/>
    </style:style>
    <style:style style:name="T41" style:family="text">
      <style:text-properties fo:font-variant="normal" fo:text-transform="none" fo:color="#069a2e" loext:opacity="100%" style:text-position="0% 100%" fo:font-size="12pt" fo:letter-spacing="normal" fo:font-style="normal" fo:font-weight="normal" officeooo:rsid="003d7317" style:font-size-asian="12pt" style:font-style-asian="normal" style:font-weight-asian="normal" style:font-size-complex="12pt" style:font-style-complex="normal" style:font-weight-complex="normal"/>
    </style:style>
    <style:style style:name="T42" style:family="text">
      <style:text-properties fo:font-variant="normal" fo:text-transform="none" fo:color="#069a2e" loext:opacity="100%" style:text-position="0% 100%" fo:font-size="12pt" fo:letter-spacing="normal" fo:font-style="normal" fo:font-weight="normal" officeooo:rsid="0014f647" style:font-size-asian="12pt" style:font-style-asian="normal" style:font-weight-asian="normal" style:font-size-complex="12pt" style:font-style-complex="normal" style:font-weight-complex="normal"/>
    </style:style>
    <style:style style:name="T43" style:family="text">
      <style:text-properties fo:font-variant="normal" fo:text-transform="none" fo:color="#069a2e" loext:opacity="100%" style:text-position="0% 100%" fo:font-size="12pt" fo:letter-spacing="normal" fo:font-style="italic" fo:font-weight="normal" style:font-size-asian="12pt" style:font-style-asian="italic" style:font-weight-asian="normal" style:font-size-complex="12pt" style:font-style-complex="normal" style:font-weight-complex="normal"/>
    </style:style>
    <style:style style:name="T44" style:family="text">
      <style:text-properties fo:font-variant="normal" fo:text-transform="none" fo:color="#069a2e" loext:opacity="100%" style:text-position="0% 100%" fo:font-size="12pt" fo:letter-spacing="normal" fo:font-style="italic" fo:font-weight="normal" officeooo:rsid="0014f647" style:font-size-asian="12pt" style:font-style-asian="italic" style:font-weight-asian="normal" style:font-size-complex="12pt" style:font-style-complex="normal" style:font-weight-complex="normal"/>
    </style:style>
    <style:style style:name="T45" style:family="text">
      <style:text-properties fo:font-variant="normal" fo:text-transform="none" fo:color="#069a2e" loext:opacity="100%" style:text-position="0% 100%" fo:font-size="12pt" fo:letter-spacing="normal" fo:font-style="italic" fo:font-weight="normal" officeooo:rsid="0014f647" style:font-size-asian="12pt" style:font-style-asian="italic" style:font-weight-asian="normal" style:font-size-complex="12pt" style:font-style-complex="italic" style:font-weight-complex="normal"/>
    </style:style>
    <style:style style:name="T46" style:family="text">
      <style:text-properties fo:font-variant="normal" fo:text-transform="none" fo:color="#069a2e" loext:opacity="100%" style:text-position="0% 100%" style:font-name="Arial1" fo:font-size="12pt" fo:letter-spacing="normal" fo:font-style="normal" fo:font-weight="normal" officeooo:rsid="003cade2"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069a2e" loext:opacity="100%" style:text-position="0% 100%" style:font-name="Arial1" fo:font-size="12pt" fo:letter-spacing="normal" fo:font-style="normal" fo:font-weight="normal" officeooo:rsid="003d7317" fo:background-color="transparent" loext:char-shading-value="0" style:font-size-asian="12pt" style:font-style-asian="normal" style:font-weight-asian="normal" style:font-size-complex="12pt" style:font-style-complex="normal" style:font-weight-complex="normal"/>
    </style:style>
    <style:style style:name="T48" style:family="text">
      <style:text-properties fo:font-variant="normal" fo:text-transform="none" fo:color="#069a2e" loext:opacity="100%" style:text-position="0% 100%" style:font-name="Arial1" fo:font-size="12pt" fo:letter-spacing="normal" fo:font-style="normal" fo:font-weight="normal" officeooo:rsid="0014f647" fo:background-color="transparent" loext:char-shading-value="0" style:font-size-asian="12pt" style:font-style-asian="normal" style:font-weight-asian="normal" style:font-size-complex="12pt" style:font-style-complex="normal" style:font-weight-complex="normal"/>
    </style:style>
    <style:style style:name="T49" style:family="text">
      <style:text-properties fo:font-variant="normal" fo:text-transform="none" fo:color="#069a2e" loext:opacity="100%" style:text-position="0% 100%" style:font-name="Arial1" fo:font-size="12pt" fo:letter-spacing="normal" fo:font-style="normal" fo:font-weight="normal" officeooo:rsid="001b2823"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fo:font-variant="normal" fo:text-transform="none" fo:color="#069a2e" loext:opacity="100%" style:text-position="0% 100%" style:font-name="Arial1" fo:font-size="12pt" fo:letter-spacing="normal" fo:font-style="italic" fo:font-weight="normal" officeooo:rsid="003cade2" fo:background-color="transparent" loext:char-shading-value="0" style:font-size-asian="12pt" style:font-style-asian="italic" style:font-weight-asian="normal" style:font-size-complex="12pt" style:font-style-complex="normal" style:font-weight-complex="normal"/>
    </style:style>
    <style:style style:name="T51" style:family="text">
      <style:text-properties fo:font-variant="normal" fo:text-transform="none" fo:color="#069a2e" loext:opacity="100%" style:text-position="0% 100%" style:font-name="Arial1" fo:font-size="12pt" fo:letter-spacing="normal" fo:font-style="italic" fo:font-weight="normal" officeooo:rsid="0014f647" fo:background-color="transparent" loext:char-shading-value="0" style:font-size-asian="12pt" style:font-style-asian="italic" style:font-weight-asian="normal" style:font-size-complex="12pt" style:font-style-complex="normal" style:font-weight-complex="normal"/>
    </style:style>
    <style:style style:name="T52" style:family="text">
      <style:text-properties fo:font-variant="normal" fo:text-transform="none" fo:color="#069a2e" loext:opacity="100%" style:text-position="0% 100%" style:font-name="Arial1" fo:font-size="12pt" fo:letter-spacing="normal" fo:font-style="italic" fo:font-weight="normal" officeooo:rsid="0014f647" fo:background-color="transparent" loext:char-shading-value="0" style:font-size-asian="12pt" style:font-style-asian="italic" style:font-weight-asian="normal" style:font-size-complex="12pt" style:font-style-complex="italic" style:font-weight-complex="normal"/>
    </style:style>
    <style:style style:name="T53" style:family="text">
      <style:text-properties fo:font-variant="normal" fo:text-transform="none" style:font-name="Arial1" fo:font-size="12pt" fo:letter-spacing="normal" fo:font-style="normal" fo:font-weight="normal"/>
    </style:style>
    <style:style style:name="T54" style:family="text">
      <style:text-properties fo:font-variant="normal" fo:text-transform="none" style:font-name="Arial1" fo:font-size="12pt" fo:letter-spacing="normal" fo:font-style="normal" fo:font-weight="normal" officeooo:rsid="00205367"/>
    </style:style>
    <style:style style:name="T55" style:family="text">
      <style:text-properties fo:font-variant="normal" fo:text-transform="none" style:font-name="Arial1" fo:font-size="12pt" fo:letter-spacing="normal" fo:font-style="normal" fo:font-weight="normal" officeooo:rsid="0023f6e4"/>
    </style:style>
    <style:style style:name="T56" style:family="text">
      <style:text-properties fo:font-variant="normal" fo:text-transform="none" style:font-name="Arial1" fo:font-size="12pt" fo:letter-spacing="normal" fo:font-style="normal" fo:font-weight="normal" officeooo:rsid="00249fcf"/>
    </style:style>
    <style:style style:name="T57" style:family="text">
      <style:text-properties fo:font-variant="normal" fo:text-transform="none" style:font-name="Arial1" fo:font-size="12pt" fo:letter-spacing="normal" fo:font-style="normal" fo:font-weight="normal" officeooo:rsid="0027ce3d"/>
    </style:style>
    <style:style style:name="T58" style:family="text">
      <style:text-properties fo:font-variant="normal" fo:text-transform="none" style:font-name="Arial1" fo:font-size="12pt" fo:letter-spacing="normal" fo:font-style="normal" fo:font-weight="normal" style:font-size-asian="12pt" style:font-size-complex="12pt"/>
    </style:style>
    <style:style style:name="T59" style:family="text">
      <style:text-properties fo:font-variant="normal" fo:text-transform="none" style:font-name="Arial1" fo:font-size="12pt" fo:letter-spacing="normal" fo:font-style="normal" fo:font-weight="normal" officeooo:rsid="005660cb" style:font-size-asian="12pt" style:font-size-complex="12pt"/>
    </style:style>
    <style:style style:name="T60" style:family="text">
      <style:text-properties fo:font-variant="normal" fo:text-transform="none" style:font-name="Arial1" fo:font-size="12pt" fo:letter-spacing="normal" fo:font-style="normal" fo:font-weight="normal" officeooo:rsid="005deac5" style:font-size-asian="12pt" style:font-size-complex="12pt"/>
    </style:style>
    <style:style style:name="T61" style:family="text">
      <style:text-properties fo:font-variant="normal" fo:text-transform="none" style:font-name="Arial1" fo:font-size="12pt" fo:letter-spacing="normal" fo:font-style="normal" fo:font-weight="normal" officeooo:rsid="005efa7a" style:font-size-asian="12pt" style:font-size-complex="12pt"/>
    </style:style>
    <style:style style:name="T62" style:family="text">
      <style:text-properties fo:font-variant="normal" fo:text-transform="none" style:font-name="Arial1" fo:font-size="12pt" fo:letter-spacing="normal" fo:font-style="normal" fo:font-weight="normal" officeooo:rsid="0058dfc3" style:font-size-asian="12pt" style:font-size-complex="12pt"/>
    </style:style>
    <style:style style:name="T63" style:family="text">
      <style:text-properties fo:font-variant="normal" fo:text-transform="none" style:font-name="Arial1" fo:font-size="12pt" fo:letter-spacing="normal" fo:font-style="normal" fo:font-weight="normal" officeooo:rsid="005a648d" style:font-size-asian="12pt" style:font-size-complex="12pt"/>
    </style:style>
    <style:style style:name="T64" style:family="text">
      <style:text-properties fo:font-variant="normal" fo:text-transform="none" style:font-name="Arial1" fo:font-size="12pt" fo:letter-spacing="normal" fo:font-style="normal" fo:font-weight="normal" officeooo:rsid="005bdff9" style:font-size-asian="12pt" style:font-size-complex="12pt"/>
    </style:style>
    <style:style style:name="T65" style:family="text">
      <style:text-properties fo:font-variant="normal" fo:text-transform="none" style:font-name="Arial1" fo:font-size="12pt" fo:letter-spacing="normal" fo:font-style="normal" fo:font-weight="normal" officeooo:rsid="0027ce3d" style:font-size-asian="12pt" style:font-size-complex="12pt"/>
    </style:style>
    <style:style style:name="T66" style:family="text">
      <style:text-properties fo:font-variant="normal" fo:text-transform="none" style:font-name="Arial1" fo:font-size="12pt" fo:letter-spacing="normal" fo:font-style="normal" fo:font-weight="normal" officeooo:rsid="005f0e71" style:font-size-asian="12pt" style:font-size-complex="12pt"/>
    </style:style>
    <style:style style:name="T67" style:family="text">
      <style:text-properties fo:font-variant="normal" fo:text-transform="none" style:font-name="Arial1" fo:font-size="12pt" fo:letter-spacing="normal" fo:font-style="normal" fo:font-weight="normal" officeooo:rsid="00643478" style:font-size-asian="12pt" style:font-size-complex="12pt"/>
    </style:style>
    <style:style style:name="T68" style:family="text">
      <style:text-properties fo:font-variant="normal" fo:text-transform="none" style:font-name="Arial1" fo:font-size="12pt" fo:letter-spacing="normal" fo:font-style="normal" fo:font-weight="normal" officeooo:rsid="0068f847" style:font-size-asian="12pt" style:font-size-complex="12pt"/>
    </style:style>
    <style:style style:name="T69" style:family="text">
      <style:text-properties fo:font-variant="normal" fo:text-transform="none" style:font-name="Arial1" fo:font-size="12pt" fo:letter-spacing="normal" fo:font-style="normal" fo:font-weight="normal" officeooo:rsid="002f091b" style:font-size-asian="12pt" style:font-size-complex="12pt"/>
    </style:style>
    <style:style style:name="T70" style:family="text">
      <style:text-properties fo:font-variant="normal" fo:text-transform="none" style:font-name="Arial1" fo:font-size="12pt" fo:letter-spacing="normal" fo:font-style="normal" fo:font-weight="normal" officeooo:rsid="001998e2" style:font-size-asian="12pt" style:font-size-complex="12pt"/>
    </style:style>
    <style:style style:name="T71" style:family="text">
      <style:text-properties fo:font-variant="normal" fo:text-transform="none" style:font-name="Arial1" fo:font-size="12pt" fo:letter-spacing="normal" fo:font-style="normal" fo:font-weight="normal" officeooo:rsid="00159eba" style:font-size-asian="12pt" style:font-size-complex="12pt"/>
    </style:style>
    <style:style style:name="T72" style:family="text">
      <style:text-properties fo:font-variant="normal" fo:text-transform="none" style:font-name="Arial1" fo:font-size="12pt" fo:letter-spacing="normal" fo:font-style="normal" fo:font-weight="normal" officeooo:rsid="006ac159" style:font-size-asian="12pt" style:font-size-complex="12pt"/>
    </style:style>
    <style:style style:name="T73" style:family="text">
      <style:text-properties fo:font-variant="normal" fo:text-transform="none" style:font-name="Arial1" fo:font-size="12pt" fo:letter-spacing="normal" fo:font-style="normal" fo:font-weight="normal" officeooo:rsid="00175e68" style:font-size-asian="12pt" style:font-size-complex="12pt"/>
    </style:style>
    <style:style style:name="T74" style:family="text">
      <style:text-properties fo:font-variant="normal" fo:text-transform="none" style:font-name="Arial1" fo:font-size="12pt" fo:letter-spacing="normal" fo:font-style="normal" fo:font-weight="normal" officeooo:rsid="006ca8be" style:font-size-asian="12pt" style:font-size-complex="12pt"/>
    </style:style>
    <style:style style:name="T75" style:family="text">
      <style:text-properties fo:font-variant="normal" fo:text-transform="none" style:font-name="Arial1" fo:font-size="12pt" fo:letter-spacing="normal" fo:font-style="normal" fo:font-weight="normal" officeooo:rsid="003cade2" style:font-size-asian="12pt" style:font-size-complex="12pt"/>
    </style:style>
    <style:style style:name="T76" style:family="text">
      <style:text-properties fo:font-variant="normal" fo:text-transform="none" style:font-name="Arial1" fo:font-size="12pt" fo:letter-spacing="normal" fo:font-style="normal" fo:font-weight="normal" officeooo:rsid="0017880c" style:font-size-asian="12pt" style:font-size-complex="12pt"/>
    </style:style>
    <style:style style:name="T77" style:family="text">
      <style:text-properties fo:font-variant="normal" fo:text-transform="none" style:font-name="Arial1" fo:font-size="12pt" fo:letter-spacing="normal" fo:font-style="normal" fo:font-weight="normal" officeooo:rsid="0030e968" style:font-size-asian="12pt" style:font-size-complex="12pt"/>
    </style:style>
    <style:style style:name="T78" style:family="text">
      <style:text-properties fo:font-variant="normal" fo:text-transform="none" style:font-name="Arial1" fo:font-size="12pt" fo:letter-spacing="normal" fo:font-style="normal" fo:font-weight="normal" officeooo:rsid="00720c71" style:font-size-asian="12pt" style:font-size-complex="12pt"/>
    </style:style>
    <style:style style:name="T79" style:family="text">
      <style:text-properties fo:font-variant="normal" fo:text-transform="none" style:font-name="Arial1" fo:font-size="12pt" fo:letter-spacing="normal" fo:font-style="normal" fo:font-weight="normal" officeooo:rsid="00722127" style:font-size-asian="12pt" style:font-size-complex="12pt"/>
    </style:style>
    <style:style style:name="T80" style:family="text">
      <style:text-properties fo:font-variant="normal" fo:text-transform="none" style:font-name="Arial1" fo:font-size="12pt" fo:letter-spacing="normal" fo:font-style="normal" fo:font-weight="normal" officeooo:rsid="0071d0ac" style:font-size-asian="12pt" style:font-size-complex="12pt"/>
    </style:style>
    <style:style style:name="T81" style:family="text">
      <style:text-properties fo:font-variant="normal" fo:text-transform="none" style:font-name="Arial1" fo:font-size="12pt" fo:letter-spacing="normal" fo:font-style="normal" fo:font-weight="normal" officeooo:rsid="00732056" style:font-size-asian="12pt" style:font-size-complex="12pt"/>
    </style:style>
    <style:style style:name="T82" style:family="text">
      <style:text-properties fo:font-variant="normal" fo:text-transform="none" style:font-name="Arial1" fo:font-size="12pt" fo:letter-spacing="normal" fo:font-style="normal" fo:font-weight="normal" officeooo:rsid="0073e310" style:font-size-asian="12pt" style:font-size-complex="12pt"/>
    </style:style>
    <style:style style:name="T83" style:family="text">
      <style:text-properties fo:font-variant="normal" fo:text-transform="none" style:font-name="Arial1" fo:font-size="12pt" fo:letter-spacing="normal" fo:font-style="normal" fo:font-weight="normal" officeooo:rsid="004bcb65" style:font-size-asian="12pt" style:font-size-complex="12pt"/>
    </style:style>
    <style:style style:name="T84" style:family="text">
      <style:text-properties fo:font-variant="normal" fo:text-transform="none" style:font-name="Arial1" fo:font-size="12pt" fo:letter-spacing="normal" fo:font-style="normal" fo:font-weight="normal" officeooo:rsid="003c3f29" style:font-size-asian="12pt" style:font-size-complex="12pt"/>
    </style:style>
    <style:style style:name="T85" style:family="text">
      <style:text-properties fo:font-variant="normal" fo:text-transform="none" style:font-name="Arial1" fo:font-size="12pt" fo:letter-spacing="normal" fo:font-style="normal" fo:font-weight="normal" officeooo:rsid="0073fef1" style:font-size-asian="12pt" style:font-size-complex="12pt"/>
    </style:style>
    <style:style style:name="T86" style:family="text">
      <style:text-properties fo:font-variant="normal" fo:text-transform="none" style:font-name="Arial1" fo:font-size="12pt" fo:letter-spacing="normal" fo:font-style="normal" fo:font-weight="normal" style:font-size-asian="12pt" style:font-style-asian="normal" style:font-size-complex="12pt" style:font-style-complex="normal"/>
    </style:style>
    <style:style style:name="T87" style:family="text">
      <style:text-properties fo:font-variant="normal" fo:text-transform="none" style:font-name="Arial1" fo:font-size="12pt" fo:letter-spacing="normal" fo:font-style="normal" fo:font-weight="normal" officeooo:rsid="005f0e71" style:font-size-asian="12pt" style:font-style-asian="normal" style:font-size-complex="12pt" style:font-style-complex="normal"/>
    </style:style>
    <style:style style:name="T88" style:family="text">
      <style:text-properties fo:font-variant="normal" fo:text-transform="none" style:font-name="Arial1" fo:font-size="12pt" fo:letter-spacing="normal" fo:font-style="normal" fo:font-weight="normal" officeooo:rsid="00175e68" style:font-size-asian="12pt" style:font-style-asian="normal" style:font-size-complex="12pt" style:font-style-complex="normal"/>
    </style:style>
    <style:style style:name="T89" style:family="text">
      <style:text-properties fo:font-variant="normal" fo:text-transform="none" style:font-name="Arial1" fo:font-size="12pt" fo:letter-spacing="normal" fo:font-style="normal" fo:font-weight="normal" officeooo:rsid="003cade2" style:font-size-asian="12pt" style:font-weight-asian="normal" style:font-size-complex="12pt" style:font-weight-complex="normal"/>
    </style:style>
    <style:style style:name="T90" style:family="text">
      <style:text-properties fo:font-variant="normal" fo:text-transform="none" style:font-name="Arial1" fo:font-size="12pt" fo:letter-spacing="normal" fo:font-style="normal" fo:font-weight="normal" officeooo:rsid="00175e68" style:font-size-asian="12pt" style:font-weight-asian="normal" style:font-size-complex="12pt" style:font-weight-complex="normal"/>
    </style:style>
    <style:style style:name="T91" style:family="text">
      <style:text-properties fo:font-variant="normal" fo:text-transform="none" style:font-name="Arial1" fo:font-size="12pt" fo:letter-spacing="normal" fo:font-style="normal" fo:font-weight="normal" officeooo:rsid="006ca8be" style:font-size-asian="12pt" style:font-weight-asian="normal" style:font-size-complex="12pt" style:font-weight-complex="normal"/>
    </style:style>
    <style:style style:name="T92" style:family="text">
      <style:text-properties fo:font-variant="normal" fo:text-transform="none" style:font-name="Arial1" fo:font-size="12pt" fo:letter-spacing="normal" fo:font-style="normal" fo:font-weight="normal" officeooo:rsid="002b21df"/>
    </style:style>
    <style:style style:name="T93" style:family="text">
      <style:text-properties fo:font-variant="normal" fo:text-transform="none" style:font-name="Arial1" fo:font-size="12pt" fo:letter-spacing="normal" fo:font-style="normal" fo:font-weight="normal" officeooo:rsid="0029ca8d"/>
    </style:style>
    <style:style style:name="T94" style:family="text">
      <style:text-properties fo:font-variant="normal" fo:text-transform="none" style:font-name="Arial1" fo:font-size="12pt" fo:letter-spacing="normal" fo:font-style="normal" fo:font-weight="normal" officeooo:rsid="002c1fee"/>
    </style:style>
    <style:style style:name="T95" style:family="text">
      <style:text-properties fo:font-variant="normal" fo:text-transform="none" style:font-name="Arial1" fo:font-size="12pt" fo:letter-spacing="normal" fo:font-style="normal" fo:font-weight="normal" officeooo:rsid="002d344b"/>
    </style:style>
    <style:style style:name="T96" style:family="text">
      <style:text-properties fo:font-variant="normal" fo:text-transform="none" style:font-name="Arial1" fo:font-size="12pt" fo:letter-spacing="normal" fo:font-style="normal" fo:font-weight="normal" officeooo:rsid="002f091b"/>
    </style:style>
    <style:style style:name="T97" style:family="text">
      <style:text-properties fo:font-variant="normal" fo:text-transform="none" style:font-name="Arial1" fo:font-size="12pt" fo:letter-spacing="normal" fo:font-style="normal" fo:font-weight="normal" officeooo:rsid="0030e968"/>
    </style:style>
    <style:style style:name="T98" style:family="text">
      <style:text-properties fo:font-variant="normal" fo:text-transform="none" style:font-name="Arial1" fo:font-size="12pt" fo:letter-spacing="normal" fo:font-style="normal" fo:font-weight="normal" officeooo:rsid="00321854"/>
    </style:style>
    <style:style style:name="T99" style:family="text">
      <style:text-properties fo:font-variant="normal" fo:text-transform="none" style:font-name="Arial1" fo:font-size="12pt" fo:letter-spacing="normal" fo:font-style="normal" fo:font-weight="normal" style:font-style-asian="normal" style:font-style-complex="normal"/>
    </style:style>
    <style:style style:name="T100" style:family="text">
      <style:text-properties fo:font-variant="normal" fo:text-transform="none" style:font-name="Arial1" fo:font-size="12pt" fo:letter-spacing="normal" fo:font-style="normal" fo:font-weight="normal" officeooo:rsid="0034ca33"/>
    </style:style>
    <style:style style:name="T101" style:family="text">
      <style:text-properties fo:font-variant="normal" fo:text-transform="none" style:font-name="Arial1" fo:font-size="12pt" fo:letter-spacing="normal" fo:font-style="normal" fo:font-weight="normal" officeooo:rsid="003c3f29"/>
    </style:style>
    <style:style style:name="T102" style:family="text">
      <style:text-properties fo:font-variant="normal" fo:text-transform="none" style:font-name="Arial1" fo:font-size="12pt" fo:letter-spacing="normal" fo:font-style="normal" fo:font-weight="normal" officeooo:rsid="0047b86a"/>
    </style:style>
    <style:style style:name="T103" style:family="text">
      <style:text-properties fo:font-variant="normal" fo:text-transform="none" style:font-name="Arial1" fo:font-size="12pt" fo:letter-spacing="normal" fo:font-style="normal" fo:font-weight="bold" officeooo:rsid="003cade2" style:font-size-asian="12pt" style:font-weight-asian="bold" style:font-size-complex="12pt" style:font-weight-complex="bold"/>
    </style:style>
    <style:style style:name="T104" style:family="text">
      <style:text-properties fo:font-variant="normal" fo:text-transform="none" style:font-name="Arial1" fo:font-size="12pt" fo:letter-spacing="normal" fo:font-style="italic" fo:font-weight="normal" style:font-style-asian="italic" style:font-style-complex="italic"/>
    </style:style>
    <style:style style:name="T105" style:family="text">
      <style:text-properties fo:font-variant="normal" fo:text-transform="none" style:font-name="Arial1" fo:font-size="12pt" fo:letter-spacing="normal" fo:font-style="italic" fo:font-weight="normal" officeooo:rsid="00249fcf" style:font-style-asian="italic" style:font-style-complex="italic"/>
    </style:style>
    <style:style style:name="T106" style:family="text">
      <style:text-properties fo:font-variant="normal" fo:text-transform="none" style:font-name="Arial1" fo:font-size="12pt" fo:letter-spacing="normal" fo:font-style="italic" fo:font-weight="normal" officeooo:rsid="002f091b" style:font-style-asian="italic" style:font-style-complex="italic"/>
    </style:style>
    <style:style style:name="T107" style:family="text">
      <style:text-properties fo:font-variant="normal" fo:text-transform="none" style:font-name="Arial1" fo:font-size="12pt" fo:letter-spacing="normal" fo:font-style="italic" fo:font-weight="normal" style:font-size-asian="12pt" style:font-style-asian="italic" style:font-size-complex="12pt"/>
    </style:style>
    <style:style style:name="T108" style:family="text">
      <style:text-properties fo:font-variant="normal" fo:text-transform="none" style:font-name="Arial1" fo:font-size="12pt" fo:letter-spacing="normal" fo:font-style="italic" fo:font-weight="normal" style:font-size-asian="12pt" style:font-style-asian="italic" style:font-size-complex="12pt" style:font-style-complex="italic"/>
    </style:style>
    <style:style style:name="T109" style:family="text">
      <style:text-properties fo:font-variant="normal" fo:text-transform="none" style:font-name="Arial1" fo:font-size="12pt" fo:letter-spacing="normal" fo:font-style="italic" fo:font-weight="normal" officeooo:rsid="005a648d" style:font-size-asian="12pt" style:font-style-asian="italic" style:font-size-complex="12pt" style:font-style-complex="italic"/>
    </style:style>
    <style:style style:name="T110" style:family="text">
      <style:text-properties fo:font-variant="normal" fo:text-transform="none" style:font-name="Arial1" fo:font-size="12pt" fo:letter-spacing="normal" fo:font-style="italic" fo:font-weight="normal" officeooo:rsid="005660cb" style:font-size-asian="12pt" style:font-style-asian="italic" style:font-size-complex="12pt" style:font-style-complex="italic"/>
    </style:style>
    <style:style style:name="T111" style:family="text">
      <style:text-properties fo:font-variant="normal" fo:text-transform="none" style:font-name="Arial1" fo:font-size="12pt" fo:letter-spacing="normal" fo:font-style="italic" fo:font-weight="normal" officeooo:rsid="005f0e71" style:font-size-asian="12pt" style:font-style-asian="italic" style:font-size-complex="12pt" style:font-style-complex="italic"/>
    </style:style>
    <style:style style:name="T112" style:family="text">
      <style:text-properties fo:font-variant="normal" fo:text-transform="none" style:font-name="Arial1" fo:font-size="12pt" fo:letter-spacing="normal" fo:font-style="italic" fo:font-weight="normal" officeooo:rsid="006ac159" style:font-size-asian="12pt" style:font-style-asian="italic" style:font-size-complex="12pt" style:font-style-complex="italic"/>
    </style:style>
    <style:style style:name="T113" style:family="text">
      <style:text-properties fo:font-variant="normal" fo:text-transform="none" style:font-name="Arial1" fo:font-size="12pt" fo:letter-spacing="normal" fo:font-style="italic" fo:font-weight="normal" officeooo:rsid="00159eba" style:font-size-asian="12pt" style:font-style-asian="italic" style:font-size-complex="12pt" style:font-style-complex="italic"/>
    </style:style>
    <style:style style:name="T114" style:family="text">
      <style:text-properties fo:font-variant="normal" fo:text-transform="none" style:font-name="Arial1" fo:font-size="12pt" fo:letter-spacing="normal" fo:font-style="italic" fo:font-weight="normal" officeooo:rsid="006ca8be" style:font-size-asian="12pt" style:font-style-asian="italic" style:font-size-complex="12pt" style:font-style-complex="italic"/>
    </style:style>
    <style:style style:name="T115" style:family="text">
      <style:text-properties fo:font-variant="normal" fo:text-transform="none" style:font-name="Arial1" fo:font-size="12pt" fo:letter-spacing="normal" fo:font-style="italic" fo:font-weight="normal" officeooo:rsid="00722127" style:font-size-asian="12pt" style:font-style-asian="italic" style:font-size-complex="12pt" style:font-style-complex="italic"/>
    </style:style>
    <style:style style:name="T116" style:family="text">
      <style:text-properties fo:font-variant="normal" fo:text-transform="none" style:font-name="Arial1" fo:font-size="12pt" fo:letter-spacing="normal" fo:font-style="italic" fo:font-weight="normal" officeooo:rsid="002f091b" style:font-size-asian="12pt" style:font-style-asian="italic" style:font-size-complex="12pt"/>
    </style:style>
    <style:style style:name="T117" style:family="text">
      <style:text-properties fo:font-variant="normal" fo:text-transform="none" style:font-name="Arial1" fo:font-size="12pt" fo:letter-spacing="normal" fo:font-style="italic" fo:font-weight="normal" officeooo:rsid="00175e68" style:font-size-asian="12pt" style:font-style-asian="italic" style:font-size-complex="12pt"/>
    </style:style>
    <style:style style:name="T118" style:family="text">
      <style:text-properties fo:font-variant="normal" fo:text-transform="none" style:font-name="Arial1" fo:font-size="12pt" fo:letter-spacing="normal" fo:font-style="italic" fo:font-weight="normal" officeooo:rsid="00159eba" style:font-size-asian="12pt" style:font-style-asian="italic" style:font-size-complex="12pt"/>
    </style:style>
    <style:style style:name="T119" style:family="text">
      <style:text-properties fo:font-variant="normal" fo:text-transform="none" style:font-name="Arial1" fo:font-size="12pt" fo:letter-spacing="normal" fo:font-style="italic" fo:font-weight="normal" officeooo:rsid="0017880c" style:font-size-asian="12pt" style:font-style-asian="italic" style:font-size-complex="12pt"/>
    </style:style>
    <style:style style:name="T120" style:family="text">
      <style:text-properties fo:font-variant="normal" fo:text-transform="none" style:font-name="Arial1" fo:font-size="12pt" fo:letter-spacing="normal" fo:font-style="italic" fo:font-weight="normal" officeooo:rsid="00175e68" style:font-size-asian="12pt" style:font-style-asian="italic" style:font-size-complex="12pt" style:font-style-complex="normal"/>
    </style:style>
    <style:style style:name="T121" style:family="text">
      <style:text-properties fo:font-variant="normal" fo:text-transform="none" style:font-name="Arial1" fo:font-size="12pt" fo:letter-spacing="normal" fo:font-style="italic" fo:font-weight="normal" officeooo:rsid="003c3f29" style:font-size-asian="12pt" style:font-style-asian="italic" style:font-size-complex="12pt"/>
    </style:style>
    <style:style style:name="T122" style:family="text">
      <style:text-properties fo:font-variant="normal" fo:text-transform="none" style:font-name="Arial1" fo:font-size="12pt" fo:letter-spacing="normal" fo:font-style="italic" fo:font-weight="normal" officeooo:rsid="0073fef1" style:font-size-asian="12pt" style:font-style-asian="italic" style:font-size-complex="12pt"/>
    </style:style>
    <style:style style:name="T123" style:family="text">
      <style:text-properties fo:font-variant="normal" fo:text-transform="none" style:font-name="Arial1" fo:font-size="12pt" fo:letter-spacing="normal" fo:font-style="italic" fo:font-weight="normal" officeooo:rsid="00175e68" style:font-size-asian="12pt" style:font-style-asian="italic" style:font-weight-asian="normal" style:font-size-complex="12pt" style:font-weight-complex="normal"/>
    </style:style>
    <style:style style:name="T124" style:family="text">
      <style:text-properties fo:font-variant="normal" fo:text-transform="none" style:font-name="Arial1" fo:font-size="12pt" fo:letter-spacing="normal" fo:font-style="italic" fo:font-weight="normal" officeooo:rsid="003cade2" style:font-size-asian="12pt" style:font-style-asian="italic" style:font-weight-asian="normal" style:font-size-complex="12pt" style:font-weight-complex="normal"/>
    </style:style>
    <style:style style:name="T125" style:family="text">
      <style:text-properties fo:font-variant="normal" fo:text-transform="none" style:font-name="Arial1" fo:font-size="12pt" fo:letter-spacing="normal" fo:font-style="italic" fo:font-weight="normal" officeooo:rsid="003cade2" style:font-size-asian="12pt" style:font-style-asian="italic" style:font-weight-asian="normal" style:font-size-complex="12pt" style:font-style-complex="italic" style:font-weight-complex="normal"/>
    </style:style>
    <style:style style:name="T126" style:family="text">
      <style:text-properties fo:font-variant="normal" fo:text-transform="none" style:text-position="0% 100%" style:font-name="Arial1" fo:font-size="12pt" fo:letter-spacing="normal" fo:font-style="normal" fo:font-weight="normal" style:font-size-asian="12pt" style:font-size-complex="12pt"/>
    </style:style>
    <style:style style:name="T127" style:family="text">
      <style:text-properties fo:font-variant="normal" fo:text-transform="none" style:text-position="0% 100%" style:font-name="Arial1" fo:font-size="12pt" fo:letter-spacing="normal" fo:font-style="normal" fo:font-weight="normal" officeooo:rsid="005660cb" style:font-size-asian="12pt" style:font-size-complex="12pt"/>
    </style:style>
    <style:style style:name="T128" style:family="text">
      <style:text-properties fo:font-variant="normal" fo:text-transform="none" style:text-position="0% 100%" style:font-name="Arial1" fo:font-size="12pt" fo:letter-spacing="normal" fo:font-style="normal" fo:font-weight="normal" style:font-size-asian="12pt" style:font-style-asian="normal" style:font-size-complex="12pt" style:font-style-complex="normal"/>
    </style:style>
    <style:style style:name="T129" style:family="text">
      <style:text-properties fo:font-variant="normal" fo:text-transform="none" style:text-position="0% 100%" style:font-name="Arial1" fo:font-size="12pt" fo:letter-spacing="normal" fo:font-style="normal" fo:font-weight="normal" officeooo:rsid="00654fa3" style:font-size-asian="12pt" style:font-style-asian="normal" style:font-size-complex="12pt" style:font-style-complex="normal"/>
    </style:style>
    <style:style style:name="T130" style:family="text">
      <style:text-properties fo:font-variant="normal" fo:text-transform="none" style:text-position="0% 100%" style:font-name="Arial1" fo:font-size="12pt" fo:letter-spacing="normal" fo:font-style="normal" fo:font-weight="normal" officeooo:rsid="0068f847" style:font-size-asian="12pt" style:font-style-asian="normal" style:font-size-complex="12pt" style:font-style-complex="normal"/>
    </style:style>
    <style:style style:name="T131" style:family="text">
      <style:text-properties fo:font-variant="normal" fo:text-transform="none" style:text-position="0% 100%" style:font-name="Arial1" fo:font-size="12pt" fo:letter-spacing="normal" fo:font-style="normal" fo:font-weight="normal" officeooo:rsid="002f091b" style:font-size-asian="12pt" style:font-style-asian="normal" style:font-size-complex="12pt" style:font-style-complex="normal"/>
    </style:style>
    <style:style style:name="T132" style:family="text">
      <style:text-properties fo:font-variant="normal" fo:text-transform="none" style:text-position="0% 100%" style:font-name="Arial1" fo:font-size="12pt" fo:letter-spacing="normal" fo:font-style="italic" fo:font-weight="normal" style:font-size-asian="12pt" style:font-style-asian="italic" style:font-size-complex="12pt"/>
    </style:style>
    <style:style style:name="T133" style:family="text">
      <style:text-properties fo:font-variant="normal" fo:text-transform="none" style:text-position="0% 100%" style:font-name="Arial1" fo:font-size="12pt" fo:letter-spacing="normal" fo:font-style="italic" fo:font-weight="normal" style:font-size-asian="12pt" style:font-style-asian="italic" style:font-size-complex="12pt" style:font-style-complex="italic"/>
    </style:style>
    <style:style style:name="T134" style:family="text">
      <style:text-properties fo:font-variant="normal" fo:text-transform="none" style:text-position="0% 100%" style:font-name="Arial1" fo:font-size="12pt" fo:letter-spacing="normal" fo:font-style="italic" fo:font-weight="normal" officeooo:rsid="0068f847" style:font-size-asian="12pt" style:font-style-asian="italic" style:font-size-complex="12pt" style:font-style-complex="italic"/>
    </style:style>
    <style:style style:name="T135" style:family="text">
      <style:text-properties fo:font-variant="normal" fo:text-transform="none" style:text-position="0% 100%" style:font-name="Arial1" fo:font-size="12pt" fo:letter-spacing="normal" fo:font-style="italic" fo:font-weight="normal" officeooo:rsid="00643478" style:font-size-asian="12pt" style:font-style-asian="italic" style:font-size-complex="12pt" style:font-style-complex="italic"/>
    </style:style>
    <style:style style:name="T136" style:family="text">
      <style:text-properties fo:font-variant="normal" fo:text-transform="none" style:font-name="Symbol" fo:font-size="12pt" fo:letter-spacing="normal" fo:font-style="italic" fo:font-weight="normal" officeooo:rsid="001e10f8" style:font-size-asian="12pt" style:font-style-asian="italic" style:font-size-complex="12pt"/>
    </style:style>
    <style:style style:name="T137" style:family="text">
      <style:text-properties fo:font-variant="normal" fo:text-transform="none" style:text-position="sub 58%" style:font-name="Arial1" fo:font-size="12pt" fo:letter-spacing="normal" fo:font-style="italic" fo:font-weight="normal" style:font-size-asian="12pt" style:font-style-asian="italic" style:font-size-complex="12pt"/>
    </style:style>
    <style:style style:name="T138" style:family="text">
      <style:text-properties fo:font-variant="normal" fo:text-transform="none" style:text-position="sub 58%" style:font-name="Arial1" fo:font-size="12pt" fo:letter-spacing="normal" fo:font-style="italic" fo:font-weight="normal" officeooo:rsid="00654fa3" style:font-size-asian="12pt" style:font-style-asian="italic" style:font-size-complex="12pt" style:font-style-complex="italic"/>
    </style:style>
    <style:style style:name="T139" style:family="text">
      <style:text-properties fo:font-variant="normal" fo:text-transform="none" style:text-position="sub 58%" style:font-name="Arial1" fo:font-size="12pt" fo:letter-spacing="normal" fo:font-style="italic" fo:font-weight="normal" officeooo:rsid="00643478" style:font-size-asian="12pt" style:font-style-asian="italic" style:font-size-complex="12pt" style:font-style-complex="italic"/>
    </style:style>
    <style:style style:name="T140" style:family="text">
      <style:text-properties fo:font-variant="normal" fo:text-transform="none" style:text-position="sub 58%" style:font-name="Arial1" fo:font-size="12pt" fo:letter-spacing="normal" fo:font-style="italic" fo:font-weight="normal" officeooo:rsid="002f091b" style:font-size-asian="12pt" style:font-style-asian="italic" style:font-size-complex="12pt"/>
    </style:style>
    <style:style style:name="T141" style:family="text">
      <style:text-properties fo:font-variant="normal" fo:text-transform="none" style:text-position="sub 58%" style:font-name="Arial1" fo:font-size="12pt" fo:letter-spacing="normal" fo:font-style="italic" fo:font-weight="normal" officeooo:rsid="00175e68" style:font-size-asian="12pt" style:font-style-asian="italic" style:font-size-complex="12pt"/>
    </style:style>
    <style:style style:name="T142" style:family="text">
      <style:text-properties fo:font-variant="normal" fo:text-transform="none" style:text-position="sub 58%" style:font-name="Arial1" fo:font-size="12pt" fo:letter-spacing="normal" fo:font-style="italic" fo:font-weight="normal" officeooo:rsid="00159eba" style:font-size-asian="12pt" style:font-style-asian="italic" style:font-size-complex="12pt"/>
    </style:style>
    <style:style style:name="T143" style:family="text">
      <style:text-properties fo:font-variant="normal" fo:text-transform="none" style:text-position="sub 58%" style:font-name="Arial1" fo:font-size="12pt" fo:letter-spacing="normal" fo:font-style="italic" fo:font-weight="normal" officeooo:rsid="006ca8be" style:font-size-asian="12pt" style:font-style-asian="italic" style:font-size-complex="12pt"/>
    </style:style>
    <style:style style:name="T144" style:family="text">
      <style:text-properties fo:font-variant="normal" fo:text-transform="none" style:text-position="sub 58%" style:font-name="Arial1" fo:font-size="12pt" fo:letter-spacing="normal" fo:font-style="italic" fo:font-weight="normal" officeooo:rsid="0017880c" style:font-size-asian="12pt" style:font-style-asian="italic" style:font-size-complex="12pt"/>
    </style:style>
    <style:style style:name="T145" style:family="text">
      <style:text-properties fo:font-variant="normal" fo:text-transform="none" style:text-position="sub 58%" style:font-name="Arial1" fo:font-size="12pt" fo:letter-spacing="normal" fo:font-style="italic" fo:font-weight="normal" officeooo:rsid="0071d0ac" style:font-size-asian="12pt" style:font-style-asian="italic" style:font-size-complex="12pt"/>
    </style:style>
    <style:style style:name="T146" style:family="text">
      <style:text-properties fo:font-variant="normal" fo:text-transform="none" style:text-position="sub 58%" style:font-name="Arial1" fo:font-size="12pt" fo:letter-spacing="normal" fo:font-style="italic" fo:font-weight="normal" officeooo:rsid="0071d0ac" style:font-size-asian="12pt" style:font-style-asian="italic" style:font-size-complex="12pt" style:font-style-complex="normal"/>
    </style:style>
    <style:style style:name="T147" style:family="text">
      <style:text-properties fo:font-variant="normal" fo:text-transform="none" style:text-position="sub 58%" style:font-name="Arial1" fo:font-size="12pt" fo:letter-spacing="normal" fo:font-style="italic" fo:font-weight="normal" officeooo:rsid="00643478" style:font-size-asian="12pt" style:font-style-asian="italic" style:font-weight-asian="normal" style:font-size-complex="12pt" style:font-style-complex="italic" style:font-weight-complex="normal"/>
    </style:style>
    <style:style style:name="T148" style:family="text">
      <style:text-properties fo:font-variant="normal" fo:text-transform="none" style:text-position="sub 58%" style:font-name="Arial1" fo:font-size="12pt" fo:letter-spacing="normal" fo:font-style="italic" fo:font-weight="normal" officeooo:rsid="006ca8be" style:font-size-asian="12pt" style:font-style-asian="italic" style:font-weight-asian="normal" style:font-size-complex="12pt" style:font-weight-complex="normal"/>
    </style:style>
    <style:style style:name="T149" style:family="text">
      <style:text-properties fo:font-variant="normal" fo:text-transform="none" style:text-position="sub 58%" style:font-name="Arial1" fo:font-size="12pt" fo:letter-spacing="normal" fo:font-style="italic" fo:font-weight="normal" officeooo:rsid="00175e68" style:font-size-asian="12pt" style:font-style-asian="italic" style:font-weight-asian="normal" style:font-size-complex="12pt" style:font-weight-complex="normal"/>
    </style:style>
    <style:style style:name="T150" style:family="text">
      <style:text-properties fo:font-variant="normal" fo:text-transform="none" style:text-position="sub 58%" style:font-name="Arial1" fo:font-size="12pt" fo:letter-spacing="normal" fo:font-style="normal" fo:font-weight="normal" style:font-size-asian="12pt" style:font-size-complex="12pt"/>
    </style:style>
    <style:style style:name="T151" style:family="text">
      <style:text-properties fo:font-variant="normal" fo:text-transform="none" fo:color="#127622" loext:opacity="100%" style:font-name="Arial1" fo:font-size="12pt" fo:letter-spacing="normal" fo:font-style="normal" fo:font-weight="normal" officeooo:rsid="0047b86a"/>
    </style:style>
    <style:style style:name="T152" style:family="text">
      <style:text-properties fo:font-variant="normal" fo:text-transform="none" fo:color="#127622" loext:opacity="100%" style:font-name="Arial1" fo:font-size="12pt" fo:letter-spacing="normal" fo:font-style="normal" fo:font-weight="normal" officeooo:rsid="0048aa8a"/>
    </style:style>
    <style:style style:name="T153" style:family="text">
      <style:text-properties fo:color="#069a2e" loext:opacity="100%" officeooo:rsid="0008861c"/>
    </style:style>
    <style:style style:name="T154" style:family="text">
      <style:text-properties fo:color="#069a2e" loext:opacity="100%" officeooo:rsid="000ac51d"/>
    </style:style>
    <style:style style:name="T155" style:family="text">
      <style:text-properties fo:color="#069a2e" loext:opacity="100%" style:font-name="Arial"/>
    </style:style>
    <style:style style:name="T156" style:family="text">
      <style:text-properties fo:color="#069a2e" loext:opacity="100%" style:font-name="Arial" officeooo:rsid="00171ed9"/>
    </style:style>
    <style:style style:name="T157" style:family="text">
      <style:text-properties fo:color="#069a2e" loext:opacity="100%" style:font-name="Arial" officeooo:rsid="00453a99"/>
    </style:style>
    <style:style style:name="T158" style:family="text">
      <style:text-properties fo:color="#069a2e" loext:opacity="100%" officeooo:rsid="00171ed9"/>
    </style:style>
    <style:style style:name="T159" style:family="text">
      <style:text-properties fo:color="#069a2e" loext:opacity="100%" officeooo:rsid="0018cbea"/>
    </style:style>
    <style:style style:name="T160" style:family="text">
      <style:text-properties fo:color="#069a2e" loext:opacity="100%" fo:font-size="12pt" officeooo:rsid="003cade2" style:font-size-asian="12pt" style:font-size-complex="12pt"/>
    </style:style>
    <style:style style:name="T161" style:family="text">
      <style:text-properties fo:color="#069a2e" loext:opacity="100%" fo:font-size="12pt" fo:font-weight="bold" officeooo:rsid="003cade2" style:font-size-asian="12pt" style:font-weight-asian="bold" style:font-size-complex="12pt" style:font-weight-complex="bold"/>
    </style:style>
    <style:style style:name="T162" style:family="text">
      <style:text-properties fo:color="#069a2e" loext:opacity="100%" fo:font-size="12pt" fo:font-weight="normal" officeooo:rsid="003cade2" style:font-size-asian="12pt" style:font-weight-asian="normal" style:font-size-complex="12pt" style:font-weight-complex="normal"/>
    </style:style>
    <style:style style:name="T163" style:family="text">
      <style:text-properties fo:color="#069a2e" loext:opacity="100%" fo:font-size="12pt" fo:font-weight="normal" officeooo:rsid="00175e68" style:font-size-asian="12pt" style:font-weight-asian="normal" style:font-size-complex="12pt" style:font-weight-complex="normal"/>
    </style:style>
    <style:style style:name="T164" style:family="text">
      <style:text-properties fo:color="#069a2e" loext:opacity="100%" fo:font-size="12pt" fo:font-weight="normal" officeooo:rsid="0018cbea" style:font-size-asian="12pt" style:font-weight-asian="normal" style:font-size-complex="12pt" style:font-weight-complex="normal"/>
    </style:style>
    <style:style style:name="T165" style:family="text">
      <style:text-properties fo:color="#069a2e" loext:opacity="100%" fo:font-size="12pt" fo:font-weight="normal" officeooo:rsid="00397ffc" style:font-size-asian="12pt" style:font-weight-asian="normal" style:font-size-complex="12pt" style:font-weight-complex="normal"/>
    </style:style>
    <style:style style:name="T166" style:family="text">
      <style:text-properties fo:color="#069a2e" loext:opacity="100%" fo:font-size="12pt" fo:font-style="italic" fo:font-weight="normal" officeooo:rsid="00175e68" style:font-size-asian="12pt" style:font-style-asian="italic" style:font-weight-asian="normal" style:font-size-complex="12pt" style:font-weight-complex="normal"/>
    </style:style>
    <style:style style:name="T167" style:family="text">
      <style:text-properties fo:color="#069a2e" loext:opacity="100%" fo:font-size="12pt" fo:font-style="italic" fo:font-weight="normal" officeooo:rsid="003cade2" style:font-size-asian="12pt" style:font-style-asian="italic" style:font-weight-asian="normal" style:font-size-complex="12pt" style:font-style-complex="italic" style:font-weight-complex="normal"/>
    </style:style>
    <style:style style:name="T168" style:family="text">
      <style:text-properties fo:color="#069a2e" loext:opacity="100%" style:text-position="sub 58%" fo:font-size="12pt" fo:font-style="italic" fo:font-weight="normal" officeooo:rsid="00175e68" style:font-size-asian="12pt" style:font-style-asian="italic" style:font-weight-asian="normal" style:font-size-complex="12pt" style:font-weight-complex="normal"/>
    </style:style>
    <style:style style:name="T169" style:family="text">
      <style:text-properties officeooo:rsid="00106e9a"/>
    </style:style>
    <style:style style:name="T170" style:family="text">
      <style:text-properties officeooo:rsid="0010e3ea"/>
    </style:style>
    <style:style style:name="T171" style:family="text">
      <style:text-properties officeooo:rsid="00129a96"/>
    </style:style>
    <style:style style:name="T172" style:family="text">
      <style:text-properties officeooo:rsid="00371f89" style:font-size-asian="12pt" style:font-size-complex="12pt"/>
    </style:style>
    <style:style style:name="T173" style:family="text">
      <style:text-properties officeooo:rsid="0038ec76" style:font-size-asian="12pt" style:font-size-complex="12pt"/>
    </style:style>
    <style:style style:name="T174" style:family="text">
      <style:text-properties officeooo:rsid="0013ee3e"/>
    </style:style>
    <style:style style:name="T175" style:family="text">
      <style:text-properties officeooo:rsid="00145f46"/>
    </style:style>
    <style:style style:name="T176" style:family="text">
      <style:text-properties fo:font-style="italic" officeooo:rsid="00453a99" style:font-style-asian="italic" style:font-style-complex="italic"/>
    </style:style>
    <style:style style:name="T177" style:family="text">
      <style:text-properties fo:font-style="normal" officeooo:rsid="00453a99" style:font-style-asian="normal" style:font-style-complex="normal"/>
    </style:style>
    <style:style style:name="T178" style:family="text">
      <style:text-properties fo:font-style="normal" officeooo:rsid="004716ff" style:font-style-asian="normal" style:font-style-complex="normal"/>
    </style:style>
    <style:style style:name="T179" style:family="text">
      <style:text-properties officeooo:rsid="00249fcf"/>
    </style:style>
    <style:style style:name="T180" style:family="text">
      <style:text-properties officeooo:rsid="00268594"/>
    </style:style>
    <style:style style:name="T181" style:family="text">
      <style:text-properties officeooo:rsid="00453a99"/>
    </style:style>
    <style:style style:name="T182" style:family="text">
      <style:text-properties officeooo:rsid="0047b86a"/>
    </style:style>
    <style:style style:name="T183" style:family="text">
      <style:text-properties fo:color="#127622"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Leipzig, 07-Nov-2021</text:span><text:line-break/><text:line-break/><text:line-break/><text:span text:style-name="T1">Dear Dr. Usinowicz,</text:span><text:line-break/><text:line-break/><text:span text:style-name="T1">Manuscript number: ELE-01100-2021 Title: The fitness value of ecological information in a variable world Author(s): Usinowicz, Jacob; O'Connor, Mary</text:span><text:line-break/><text:line-break/><text:span text:style-name="T1">We have now received the referees' reports on your manuscript. You will find them below. As you will see, the referees make a number of comments with the aim of improving the manuscript.</text:span><text:line-break/><text:line-break/><text:span text:style-name="T1">I invite you to revise and resubmit your contribution (see instructions below), and the subsequent publication decision will be based in part upon your point-by-point responses to the referees' comments. It is possible that in making this decision, we will refer back to the original referees or have additional referees examine the paper.</text:span><text:line-break/><text:line-break/><text:span text:style-name="T1">Your revision should include a point-by-point list of replies to all of the comments. We strongly suggest that you carefully lay-out your point-by-point replies (each referring to page and line numbers in the revised manuscript), since they will be provided verbatim to the reviewers on your submission.</text:span><text:line-break/><text:line-break/><text:span text:style-name="T1">It is important to note that this letter</text:span><text:span text:style-name="T5"> </text:span><text:span text:style-name="T1">does not pre-judge the issue of whether your paper will be finally accepted: a consensus of novelty and generality must be obtained after reassessment if your revision is to be published in our journal.</text:span><text:line-break/><text:line-break/><text:span text:style-name="T1">It is the policy of Ecology Letters</text:span><text:span text:style-name="T5"> </text:span><text:span text:style-name="T1">that revised manuscripts be resubmitted within 6 weeks of the date of receipt of this letter. Please contact the Editorial Office if you are unable to submit your revision before the option expires.</text:span><text:line-break/><text:line-break/><text:span text:style-name="T1">It is our expectation that revisions will not make the manuscript exceed the permitted maximum number of words. Authors should use concise writing, avoid giving several duplicate citations to support the same statement, and consider moving to Supplementary Information materials that are beyond the interest of most general readers who wish to understand what was done in general terms.</text:span><text:line-break/><text:line-break/><text:span text:style-name="T1">If you wish to provide a version of your document that includes tracked changes and/or highlights, please upload it as a supporting document, in addition to the clean version uploaded as the main body.</text:span><text:line-break/><text:line-break/><text:span text:style-name="T1">Thank you for considering Ecology Letters</text:span><text:span text:style-name="T5"> </text:span><text:span text:style-name="T1">for the publication of your finest and most exciting work.</text:span><text:line-break/><text:line-break/><text:span text:style-name="T1">This journal offers a number of license options for published papers; information about this is available here: </text:span><text:a xlink:type="simple" xlink:href="https://authorservices.wiley.com/author-resources/Journal-Authors/licensing/index.html" office:target-frame-name="_blank" xlink:show="new" text:style-name="Internet_20_link" text:visited-style-name="Visited_20_Internet_20_Link"><text:span text:style-name="T6">https://authorservices.wiley.com/author-resources/Journal-Authors/licensing/index.html</text:span></text:a><text:span text:style-name="T5"> </text:span><text:span text:style-name="T1">The submitting author has confirmed that all co-authors have the necessary rights to grant in the submission, including in light of each co-author’s funder policies. If any author’s funder has a policy that restricts which kinds of license they can sign, for example if the funder is a member of Coalition S, please make sure the submitting author is aware.</text:span><text:line-break/><text:soft-page-break/><text:line-break/><text:span text:style-name="T1">Yours sincerely,</text:span><text:line-break/><text:line-break/><text:span text:style-name="T1">Prof. Jonathan Chase</text:span><text:line-break/><text:span text:style-name="T1">Senior Editor</text:span><text:line-break/><text:span text:style-name="T1">Ecology Letters</text:span><text:line-break/><text:line-break/><text:line-break/><text:span text:style-name="T1">******************************************</text:span><text:line-break/><text:span text:style-name="T1">Referees' comments to the author(s):</text:span><text:line-break/><text:line-break/><text:span text:style-name="T1">Referee: 1</text:span><text:line-break/><text:line-break/><text:span text:style-name="T1">Comments for the Authors</text:span><text:line-break/><text:span text:style-name="T1">In their paper the authors review the idea that information can be used by species to increase their growth rates. They distinguish between two scenarios, one where cues may give additional information about the future and one where the prediction of the future is purely based on past observation, however, both these scenarios can increase the per-capita growth rates of the species.</text:span><text:line-break/><text:line-break/><text:span text:style-name="T1">I very much like the review of FVOI. I found especially interesting the discussion of cases where the species do not actively process the information, but rather the information is “stored” in the phenotypes.</text:span><text:line-break/><text:line-break/><text:span text:style-name="T1">General comments:</text:span><text:line-break/><text:span text:style-name="T1">1.      I’m not entirely sure how much previous work has been done quantitatively using FVOI. I’m not entirely sure whether the ideas from box one are new or part of the review. Additionally, I do not understand how much quantitative work has been done using FVOI, or whether most work has been done qualitatively (e.g. noticing that many species to process information in some form). From my understanding, there has been almost no prior work using an explicit mathematical framework. I think the additional work you perform in your review might distort what has been done so far/was would be great to do in the future.</text:span></text:p>
      <text:p text:style-name="P5"><text:span text:style-name="T8">We understand </text:span><text:span text:style-name="T14">the confusion here, especially given how we have presented the work. Our goal with this paper is not to present a review in the strict sense so much as to present a synthesized introduction of an ecological concept that we feel is novel and underutilized in ecology. That being said, we have tried to be much clearer about when we are reviewing work that has already been done, drawing connections between existing studies, and presenting novel developments. In particular, we have used the last paragraph of the introduction to be more precise and explicit about the different sections of the manuscript and how much review each contains – see lines [152-173]. </text:span></text:p>
      <text:p text:style-name="P59"/>
      <text:p text:style-name="P5"><text:span text:style-name="T14">To answer the referee’s comments directly, no quantitative work has been done using the FVOI in any biological system. It’s development has been purely mathematical. However, we feel that there is a great amount of (more qualitative) work that is related to the FVOI, and many new lines of scientific inquiry are made possible by drawing these connections explicitly.</text:span><text:line-break/><text:line-break/><text:span text:style-name="T1">2.      The treatment of the species interactions seems to be out of proportions. From my understanding, there was no prior work on this, however, three of the 5 figures and one of the two boxes are dedicated to this aspect solely. I think the work the authors performed is very </text:span><text:soft-page-break/><text:span text:style-name="T1">interesting, but out of place in a review/synthesis. You have to take leaps and “hide” most of the actual work into the appendix. This would be fine-ish if it was based on well-known prior work, but it is not. Therefore, I suggest the authors to significantly remove this part of the work.</text:span></text:p>
      <text:p text:style-name="P3"><text:span text:style-name="T8">We understand the reviewers point, </text:span><text:span text:style-name="T9">and agree that we have taken liberties that do no adhere to the format of a classic review. </text:span><text:span text:style-name="T14">However, it was also never our intention for</text:span><text:span text:style-name="T9"> this</text:span><text:span text:style-name="T8"> manuscript to be a classic review </text:span><text:span text:style-name="T9">and this is part of our motivation for submitting this manuscript to ELE as a</text:span><text:span text:style-name="T14"> Synthesis article </text:span><text:span text:style-name="T9">which allows for both review and synthesis components. </text:span></text:p>
      <text:p text:style-name="P22"/>
      <text:p text:style-name="P3"><text:span text:style-name="T8">As you point out, there is a very small amount of existing literature to review on the side of the mathematical framework. Our goal is to point out the ways that the mathematical framework of FVOI merges nicely with existing areas of research. Mathematically, the FVOI framework shares a common ancestor with coexistence theory and so there is a natural connection to be made here that we felt was worth highlighting because of the tremendous potential </text:span><text:span text:style-name="T9">to inform research. </text:span><text:line-break/><text:line-break/><text:span text:style-name="T1">3.      Figure 2 shows how two communities would differ if they do or do not use information, however, the growth seems to be unlimited. I would appreciate a graph where there is some sort of self-limitation. Do we except the species using information to reach higher abundance or reach the same abundance but faster? However, if this has not been done in the literature so far, please take more time to explain this.</text:span></text:p>
      <text:p text:style-name="P27"/>
      <text:p text:style-name="P27"><text:span text:style-name="T169">We agree with the reviewer that it is often disconcerting to see population dynamics with unbounded growth, as this is an extremely unrealistic scenario biologically. We include these models as part of the review of the development of information-based models in ecology. In addition, many of the mathematical solutions and insights gained from these simple and biologically unrealistic models actually helps guide our insight in more complex models. </text:span><text:span text:style-name="T170">Following the reviewer’s suggestion, we have tried to be more explicit about our motivation for including these models in the text. </text:span><text:span text:style-name="T174">At</text:span><text:span text:style-name="T171"> the beginning of our section where Figure 2 is presented, we now include the text: </text:span></text:p>
      <text:p text:style-name="P27"/>
      <text:p text:style-name="P27"><text:span text:style-name="T171">[277-284] </text:span><text:span text:style-name="T172">We review a classic motivating system in ecology (dormancy and germination in annual plants) where the idea of informed resource allocation links ecology to probability theory’s concept of betting. </text:span><text:span text:style-name="T173">We also review how the simplest mathematical models of dynamics that link ecology and classic betting problems have provided tremendous insight into natural dynamics, but much still stands to be gained by extending analysis to</text:span><text:span text:style-name="T172"> more complex models </text:span><text:span text:style-name="T173">which </text:span><text:span text:style-name="T172">include dormancy, density dependence, and interspecific competition. </text:span></text:p>
      <text:p text:style-name="P26"/>
      <text:p text:style-name="P60">As to the reviewer’s specific question, we would like to say that this is a great question and exactly the kind of thing that remains unexplored. In Figure 4, we have presented a case where information only influences the growth rate, and not the equilibrium density. However, we suspect that cases will be discovered where information does also influence equilibrium densities, all else being equal. </text:p>
      <text:p text:style-name="P60"/>
      <text:p text:style-name="P6"><text:line-break/><text:span text:style-name="T1">4.      I really like box 1 and I think figure 1 is partially a visual representation of box one, which is a great idea. However, I have the impression that one could improve the connections between box1 and figure 1 to improve clarity, especially to people less familiar with entropy and KL-divergence. Optimally, you have for each of the terms in equation B1.4 a graphical </text:span><text:soft-page-break/><text:span text:style-name="T1">representation. Additionally, for some of the other terms occurring in box 1 would help.</text:span><text:line-break/><text:span text:style-name="T159">We have taken your suggestion and attempted to improve the conceptual correspondence between box 1 and figure 1. Hopefully this helps to clarify some concepts. <text:s/></text:span><text:span text:style-name="T153">Graphical representation of elements in Box 1/Figure 1. More correspondence of elements? </text:span><text:span text:style-name="T154">Also suggested by Reviewer 3. </text:span></text:p>
      <text:p text:style-name="P3"/>
      <text:p text:style-name="P10"><text:line-break/><text:span text:style-name="T1">5.      I did not fully understand the work done in box 1. Specifically, I did not understand what x(e) is. Mathematically, it depends only on e, but so does r_e, so why do you need both terms? Does it depend on additional information? Is it a probability distribution of the offspring given environment e? Then r_e would depend on x as well, i.e. r_e(x)? But then I got confused by the fact that x(e)~U(0,1). After all, I don’t understand it.</text:span></text:p>
      <text:p text:style-name="P32"><text:span text:style-name="T162">W</text:span><text:span text:style-name="T164">e apologize for the confusion around Box 1. </text:span><text:span text:style-name="T165">Other reviewers were confused by notation as well (see our responses to Reviewer 3 in particular). </text:span><text:span text:style-name="T28">We have edited the text in Box 1 in hopes of clarifying the terminology and the work done here. </text:span><text:span text:style-name="T30">We have also made more explicit references to the notation of Box 1 in the main text, which we hope will help strengthen understanding. </text:span><text:span text:style-name="T28">To make the role of x(e) more clear we have added the following text: </text:span></text:p>
      <text:p text:style-name="P83"/>
      <text:p text:style-name="P32"><text:span text:style-name="T26">L[ <text:s text:c="2"/>] <text:s/></text:span><text:span text:style-name="T160">in our simple conceptualization of annual plant dynamics (section </text:span><text:span text:style-name="T161">Parsing information’s contributions to fitness</text:span><text:span text:style-name="T162">), </text:span><text:span text:style-name="T166">x</text:span><text:span text:style-name="T163">(</text:span><text:span text:style-name="T166">e</text:span><text:span text:style-name="T163">) </text:span><text:span text:style-name="T162">are the germination rate and </text:span><text:span text:style-name="T166">r</text:span><text:span text:style-name="T168">e <text:s/></text:span><text:span text:style-name="T162">are the </text:span><text:span text:style-name="T167">per-capita</text:span><text:span text:style-name="T162"> fitness in environment </text:span><text:span text:style-name="T167">e</text:span><text:span text:style-name="T162"> with germination rate </text:span><text:span text:style-name="T166">x</text:span><text:span text:style-name="T163">(</text:span><text:span text:style-name="T166">e</text:span><text:span text:style-name="T163">)</text:span><text:span text:style-name="T162">.</text:span></text:p>
      <text:p text:style-name="P93"/>
      <text:p text:style-name="P32"><text:span text:style-name="T27">O</text:span><text:span text:style-name="T28">ne way to think about the difference between </text:span><text:span text:style-name="T32">r</text:span><text:span text:style-name="T35">e <text:s/></text:span><text:span text:style-name="T27">a</text:span><text:span text:style-name="T28">nd</text:span><text:span text:style-name="T27"> </text:span><text:span text:style-name="T32">x</text:span><text:span text:style-name="T29">(</text:span><text:span text:style-name="T32">e</text:span><text:span text:style-name="T29">)</text:span><text:span text:style-name="T27"> </text:span><text:span text:style-name="T28">is that </text:span><text:span text:style-name="T32">x</text:span><text:span text:style-name="T29">(</text:span><text:span text:style-name="T32">e</text:span><text:span text:style-name="T29">) </text:span><text:span text:style-name="T28">is the “choice” that the population makes in environment </text:span><text:span text:style-name="T33">e </text:span><text:span text:style-name="T31">of how much of its resources to invest when it observes </text:span><text:span text:style-name="T33">e</text:span><text:span text:style-name="T31">, whereas </text:span><text:span text:style-name="T34">r</text:span><text:span text:style-name="T36">e </text:span><text:span text:style-name="T38">is the payout it receives as a consequence of investing </text:span><text:span text:style-name="T39">x(e).</text:span></text:p>
      <text:p text:style-name="P84"/>
      <text:p text:style-name="P33"><text:span text:style-name="T39">W</text:span><text:span text:style-name="T37">e have also removed the condition that <text:s/>from Box 1 to reduce the notational load, increase the generality of these expressions, and also be more true to the original derivation presented in Donaldson-Matasci et al. 2010. Hopefully this also reduces confusion. See also the following new text in Box 1: </text:span></text:p>
      <text:p text:style-name="P85"/>
      <text:p text:style-name="P33"><text:span text:style-name="T37">L[]: When populations </text:span><text:span text:style-name="T40">are uninformed </text:span><text:span text:style-name="T41">then</text:span><text:span text:style-name="T37"> </text:span><text:span text:style-name="T43">x</text:span><text:span text:style-name="T37">(</text:span><text:span text:style-name="T43">e</text:span><text:span text:style-name="T37">) </text:span><text:span text:style-name="T41">may take on one of several statistical distributions to represent this </text:span><text:span text:style-name="T37">lack of information</text:span><text:span text:style-name="T41">. For example, in our simulations in the main text we use the universally least-informed distribution, the uniform distribution, <text:s/>and </text:span><text:span text:style-name="T45">x</text:span><text:span text:style-name="T42">(</text:span><text:span text:style-name="T43">e</text:span><text:span text:style-name="T44">)</text:span><text:span text:style-name="T37">~</text:span><text:span text:style-name="T43">U</text:span><text:span text:style-name="T37">(0,1) ; </text:span><text:span text:style-name="T41">here we leave this unspecified to follow the original derivation of the FVOI (Donaldson-Matsci et al. 2010)</text:span><text:span text:style-name="T37">. </text:span></text:p>
      <text:p text:style-name="P18"><text:line-break/><text:span text:style-name="T1">Minor comments:</text:span><text:line-break/><text:span text:style-name="T1">L91: I don’t think it’s worth to abbreviate information theory and mutual information, you use them rarely but will likely lead to confusion</text:span></text:p>
      <text:p text:style-name="P61">We have removed abbreviations of IT, but have chosen to keep MI only because it appears in figures and the abbreviated form is much easier to print there. </text:p>
      <text:p text:style-name="P18"><text:line-break/><text:span text:style-name="T1">L102: I initially thought that MI is a correlation, might be worth to mention that it is not (becomes clear later, but still good to mention it here already).</text:span></text:p>
      <text:p text:style-name="P61">This section has been rewritten so that the MI is no longer discussed in the same way here. W now simply reference it at the end of the paragraph: </text:p>
      <text:p text:style-name="P55"><text:span text:style-name="T53">[L101-103]: </text:span><text:span text:style-name="T82">I</text:span><text:span text:style-name="T83">nformation theory formalizes this shared information through a variety of metrics all based on units of surprisal, the most common of which is the mutual information (MI).</text:span></text:p>
      <text:p text:style-name="P41"/>
      <text:p text:style-name="P86"><text:soft-page-break/>BOX1: You should mention box 1 earlier in general in hope that a reader might read it early.</text:p>
      <text:p text:style-name="P8"><text:span text:style-name="T25">We now mention it as early as the last paragraph in the Intro.</text:span><text:span text:style-name="T3"> </text:span></text:p>
      <text:p text:style-name="P18"><text:line-break/><text:span text:style-name="T1">288-…: The example of a bettor really helped my understanding</text:span></text:p>
      <text:p text:style-name="P61">Great. Thank you for that feedback. </text:p>
      <text:p text:style-name="P18"><text:line-break/><text:span text:style-name="T1">L352: I find this notation very suboptimal, as p suggests a probability, so I would interpret P(E|C) = 0 to imply that there’s a zero chance, not no information.</text:span></text:p>
      <text:p text:style-name="P56"><text:span text:style-name="T53">You are understanding this correctly. The “p” is referring to a probability, a conditional probability as the text states, </text:span><text:span text:style-name="T101">so zero means zero chance. Probably, our text here was confusing. We have rewritten these lines to read:</text:span></text:p>
      <text:p text:style-name="P62"/>
      <text:p text:style-name="P56"><text:span text:style-name="T101">[L404-409]: </text:span><text:span text:style-name="T84"><text:s/></text:span><text:span text:style-name="T85">The MI is itself driven by the </text:span><text:span text:style-name="T84"><text:s/>conditional probability of seeing a certain amount of rain in the future given current moisture levels (written formally as </text:span><text:span text:style-name="T121">p</text:span><text:span text:style-name="T139">i </text:span><text:span text:style-name="T84">(</text:span><text:span text:style-name="T121">E</text:span><text:span text:style-name="T84">|</text:span><text:span text:style-name="T121">C</text:span><text:span text:style-name="T84">) ), </text:span><text:span text:style-name="T85">which may be a more familiar notation. As a probability, </text:span><text:span text:style-name="T122">p</text:span><text:span text:style-name="T139">i </text:span><text:span text:style-name="T85">(</text:span><text:span text:style-name="T122">E</text:span><text:span text:style-name="T85">|</text:span><text:span text:style-name="T122">C</text:span><text:span text:style-name="T85">)</text:span><text:span text:style-name="T84"> </text:span><text:span text:style-name="T85">ranges</text:span><text:span text:style-name="T84"> between 0 and 1, 0 indicates total independence of these two events, and 1 indicates that the current cue is perfectly predictive. The corresponding </text:span><text:span text:style-name="T121">per-capita</text:span><text:span text:style-name="T84"> growth rate is 𝜌</text:span><text:span text:style-name="T139">i </text:span><text:span text:style-name="T84">( </text:span><text:span text:style-name="T121">x</text:span><text:span text:style-name="T139">i </text:span><text:span text:style-name="T121">(E|C) ) = </text:span><text:span text:style-name="T84">𝜌</text:span><text:span text:style-name="T139">i </text:span><text:span text:style-name="T84">(</text:span><text:span text:style-name="T121">E|C).</text:span><text:span text:style-name="T84"> </text:span><text:span text:style-name="T53"><text:s/></text:span></text:p>
      <text:p text:style-name="P9"><text:line-break/><text:span text:style-name="T1">L365: FVOI and MI are not explicitly visible in figure 1, please change accordingly</text:span><text:line-break/></text:p>
      <text:p text:style-name="P87">L377: Isn’t this always the case because of the Jensen inequality? Assuming sum(odds) =1 -&gt; 1/sum(1/odds)&lt;1</text:p>
      <text:p text:style-name="P63">Not necessarily, it is possible to have fair and <text:s/>“super fair” odds as well. Odds (the payout) don’t need to sum to 1 like a probability does. </text:p>
      <text:p text:style-name="P9"/>
      <text:p text:style-name="P88">L410: That there is no measurement of MI came as quite the surprise to me. I think it youl help the reader if you state more clearly what has been done, theoretically, empirically and just suggestively.</text:p>
      <text:p text:style-name="P19"><text:span text:style-name="T7">????????</text:span><text:line-break/></text:p>
      <text:p text:style-name="P9"><text:span text:style-name="T1">L455-468: As mentioned before, I would remove this part from the review, it seems to much additional work and to little review. But use the work somewhere else. That being said, I initially would have expected that if both species use information we would see a similar effect as in the prisoner’s dilemma. I assumed a lottery model with a Chessonian treatment. If both species can predict the environment both will increase production in environmentally good years, therefore increasing competition in environmentally good years. So there will be a stronger negative storage effect. This could imply that both species would be better of if non used FVOI (but if only one does, this one has a big advantage).</text:span><text:line-break/><text:span text:style-name="T156">As per the editor’s request we have left this section in. However, we hope that with our edits and responses we may have convinced the reviewer as to its value in the context of this manuscript. </text:span><text:span text:style-name="T158"><text:s/></text:span></text:p>
      <text:p text:style-name="P9"/>
      <text:p text:style-name="P87">L603: Would it be correct to assume that FVOI based on phenotypic distributions are immune to such traps, because the phenotypic distributions approximation the p(E|C) will adapt fast to the change of p(E|C)`?</text:p>
      <text:p text:style-name="P57"><text:span text:style-name="T53">This is a great question. I think this is still an open question, and would depend on many factors. It probably depends on what form the adaptation is taking. Behavioral adaptation probably happens rapidly, if there is a new strategy which can be learned. Physiological or </text:span><text:soft-page-break/><text:span text:style-name="T53">other hard-wired “decisions” might happen more slowly, based on all of the evolutionary factors at play. </text:span></text:p>
      <text:p text:style-name="P9"><text:line-break/><text:span text:style-name="T1">Box 2: I think there are way to many details left out/in the appendix. I suggest you remove this box.</text:span></text:p>
      <text:p text:style-name="P42">???????</text:p>
      <text:p text:style-name="P20"><text:line-break/><text:span text:style-name="T1">Referee: 2</text:span><text:line-break/><text:line-break/><text:span text:style-name="T1">Comments for the Authors</text:span><text:line-break/><text:span text:style-name="T1">In this paper, the authors take a mathematical framework previously derived for information theory and more recently for evolutionary biology and present it in the context of ecology.  This framework centers on generally assessing the fitness value of information (FVOI) in ecological systems, and the authors combine its presentation with a review of complementary theoretical literature on the ecological consequences of information use. The authors present the case that while interest in the ecological consequences of information use has received increased attention in recent years, it still lacks a common framework through which different kinds of information use in different kinds of ecological systems can be measured consistently and compared to draw broader inference. The framework the authors present draws from information theory and measures the FVOI as the difference in the log per capita population growth rates between cases of information use (which they dichotomize into responses to ‘demographic cues’ from the environment and ‘social cues’ from surrounding conspecifics/heterospecifics) and no information use. By synthesizing recent theoretical advances and presenting them in the novel context of a common quantitative framework, this work provides an important theoretical contribution that can inform theoretical and empirical work in an area of ecology that is growing at an accelerating pace and that offers timely insights to our understanding of ecology in a changing world.</text:span><text:line-break/><text:line-break/><text:span text:style-name="T1">I found this paper to be an enjoyable and insightful read. It is well written, well organized, the central quantitative framework and complementary theory from the literature well motivated, thoroughly introduced and clearly connected, and its conclusions well founded. I believe this work is well suited to a top-tier ecological journal like Ecology Letters. I do offer a few points that I am hopeful could help improve a revised version of the ms.</text:span><text:line-break/><text:line-break/><text:span text:style-name="T1">My main criticism is one that the authors have already begun to address in the main text (lines 401-414, beginning with “The applicability of these theoretical insights to real populations remains an open question…”), which is: it is not clear how generally applicable this modeling framework will be to ecological systems (at least in the near term) because of the difficulty of acquiring empirical insights on the three types of data one would need to compare per capita population growth rates between cases with and without cue (information) use, to estimate delta rho (the FVOI): the distribution of per capita growth rates of the population, the probability of the population experiencing different environmental states in the system, and the probability of environmental states being experienced by the population, given a cue is used. It would be great if we had more datasets or even empirical estimates like this, but I find myself wondering: ‘who has these kinds of data?’. The authors acknowledge this caveat to their framework on the aforementioned lines of the main text, but I wonder if they could provide a bit more here. For example, in that same paragraph, they state that “To our knowledge, no attempts have been made to measure the MI between the environmental conditions which benefit annual plant reproduction and cues that seeds use to </text:span><text:soft-page-break/><text:span text:style-name="T1">anticipate them”, which is a fair point and one that applies to most (or all?) ecological systems. I think a short discussion of the extent to which the data or empirical estimates needed to broadly apply this framework are available, practically within reach, or are entirely unavailable in a diversity of ecological systems would be valuable and would help contextualize the authors’ argument that this framework could provide a breakthrough tool that can be generally applied to specific ecological systems.</text:span></text:p>
      <text:p text:style-name="P28"/>
      <text:p text:style-name="P4"><text:span text:style-name="T10">Thank you for this feedback. Based on these comments (and those made by other reviewers) </text:span><text:span text:style-name="T12">we feel that we could be more </text:span><text:span text:style-name="T10">clear about the </text:span><text:span text:style-name="T11">potential</text:span><text:span text:style-name="T10"> empirical applicability of the FVOI. In fact, there are a variety of approaches by which </text:span><text:span text:style-name="T11">the FVOI could be quantified </text:span><text:span text:style-name="T12">and this is the particular value of </text:span><text:span text:style-name="T13">Δ𝜌 expressed either as a comparison between long-term growth rates and as an information-theoretic expansion (e.g. Box 1)</text:span><text:span text:style-name="T11">.</text:span><text:span text:style-name="T10"> </text:span><text:span text:style-name="T11">Of course, the caveat still applies that no attempts have yet been made to quantify the FVOI, </text:span><text:span text:style-name="T12">and it remains unknown in practice. But we feel confident of the empirical applicability in part because the necessary data are in fact commonly measured in the population and community dynamics literature, as are data about the environment. We have substantially rewritten sections of the manuscript to address these concerns and clarify our points: </text:span></text:p>
      <text:p text:style-name="P64"/>
      <text:p text:style-name="P4"><text:span text:style-name="T12">Lines[ 245-258]: </text:span><text:span text:style-name="T11"><text:s/></text:span></text:p>
      <text:p text:style-name="P21"><text:line-break/><text:span text:style-name="T1">More minor comments:</text:span><text:line-break/><text:span text:style-name="T1">There is an additional theoretical work that seems particularly appropriate to this synthesis that is not currently cited: Gil et al. AmNat (2017), which used dynamic state variables modeling to generally measure the individual fitness consequences (reproductive output) of social information use in consumer species, compared to cases of no social information use, in both a single- and mixed-species context. Statements in the main text (e.g., lines 413, 427) mention no theory on how species interactions mediate the fitness value of information, but Gil et al. (2017) does address this gap, and also similarly found that greater among-individual differences in feeding niche equated to greater fitness resulting from information use, due to alleviated competition (e.g., as discussed on lines 441-454).</text:span><text:line-break/><text:line-break/><text:span text:style-name="T1">On line 455, the authors state that their framework allows them to ask how information affects coexistence. Indeed, this was the major focus of Gil et al. (Ecology) 2019, which is cited elsewhere and which provides a distinct information-mediated coexistence mechanism than the one discussed in this paragraph. This context could provide further insight to this section.</text:span><text:line-break/><text:span text:style-name="T157">These are both</text:span><text:span text:style-name="T155"> very </text:span><text:span text:style-name="T157">cool and very</text:span><text:span text:style-name="T155"> relevant stud</text:span><text:span text:style-name="T157">ies that absolutely should be included, as the reviewer suggests.</text:span><text:span text:style-name="T155"> We have changed the language at line 413 (now [L <text:s/>]) to read: </text:span></text:p>
      <text:p text:style-name="P58"/>
      <text:p text:style-name="P58">Finally, many of the insights garnered here are based on theory that has dealt with single-species populations without even conspecific interactions (such as intraspecific competition). The handful of studies that consider the fitness value of social information point to a complex landscape of fitness tradeoffs that can be dependent on several factors, but tend to reflect a general potential for information to improves fitness(Gil et al. 2017, Gil et al. 2019, Hein and Martin 2020). </text:p>
      <text:p text:style-name="P58"/>
      <text:p text:style-name="P58">We have added text at [L488-491]: </text:p>
      <text:p text:style-name="P58"><text:s/>A handful of models explore the fitness value of information in the context of social information, but their relationip to the body of theory behind the FVOI remains unresolved (Gil et al. 2017, Gil et al. 2019, Hein and Martin 2020). </text:p>
      <text:p text:style-name="P58"><text:soft-page-break/></text:p>
      <text:p text:style-name="P58">We have changed the framing <text:span text:style-name="T181">of the section </text:span><text:span text:style-name="T176">How do species interactions mediate the fitness value of information? </text:span><text:span text:style-name="T178">t</text:span><text:span text:style-name="T177">o </text:span><text:span text:style-name="T178">be clear that our model is a novel extension to the bet-heding/lottery model lineage, but not the first attempt to investigate information-driven competitive dynamics (e.g. [L 493-507]). </text:span></text:p>
      <text:p text:style-name="P97">-------- <text:span text:style-name="T182">Add a bit more here …. </text:span></text:p>
      <text:p text:style-name="P21"><text:line-break/><text:span text:style-name="T1">This might be a bit tangential to discuss, but since it certainly falls under the subsection topic “The fitness value of information in a changing world”, I wanted to mention a recent paper, Gil et al. (PNAS) 2020, which describes how, through positive density dependence, social information use can leave consumer communities and, consequently, ecosystems at greater risk of collapse in response to anthropogenic reductions in consumer density. Thus, in the face of anthropogenic change, information appears capable of exacerbating indirect, though potentially catastrophic, fitness loss for entire suites of organisms (in this paper, corals and all associated species) that are dependent on a particular ecosystem state. </text:span><text:line-break/><text:line-break/><text:span text:style-name="T1">Fig. 3 panels are out of order.</text:span><text:line-break/><text:line-break/><text:span text:style-name="T1">Fig. 5: I would reference Box 2 in the caption, so the reader can easily find the motivating text for this figure.</text:span><text:line-break/><text:line-break/><text:span text:style-name="T1">555: “…mixed species foraging flocks of birds (mary has refs).” I’d replace the parenthetical with Mary’s refs :).</text:span><text:line-break/><text:line-break/><text:span text:style-name="T1">Should the authors wish to discuss my comments before resubmission, I invite them to reach out directly.</text:span><text:line-break/><text:line-break/><text:span text:style-name="T1">Sincerely,</text:span><text:line-break/><text:span text:style-name="T1">Mike Gil</text:span><text:line-break/><text:a xlink:type="simple" xlink:href="mailto:mikegil@sciall.org" office:target-frame-name="_blank" xlink:show="new" text:style-name="Internet_20_link" text:visited-style-name="Visited_20_Internet_20_Link"><text:span text:style-name="T6">mikegil@sciall.org</text:span></text:a><text:line-break/><text:line-break/><text:span text:style-name="T1">New references mentioned in this review:</text:span><text:line-break/><text:span text:style-name="T1">Gil, Emberts, Jones, and St. Mary. 2017. Social information on fear and food drives animal grouping and fitness. The American Naturalist.</text:span><text:line-break/><text:line-break/><text:span text:style-name="T1">Gil, Baskett, Munch and Hein. 2020. Fast behavioral feedbacks make ecosystems sensitive to pace and not just magnitude of anthropogenic environmental change. PNAS.</text:span><text:line-break/><text:line-break/><text:span text:style-name="T1">Referee: 3</text:span><text:line-break/><text:line-break/><text:span text:style-name="T1">Comments for the Authors</text:span><text:line-break/><text:line-break/><text:span text:style-name="T1">This paper proposes using results from information theory and economics to quantify how organisms respond to uncertainty in the environment. They take what is called the Kelly criteria, a method developed to describe growth in stock returns in the face uncertainty and seek to merge this with models of population growth. A few previous ecological papers have noted this connection (hereafter the fitness value of information).  The current paper goes further by adapting models of feedback and competition.</text:span><text:line-break/><text:line-break/><text:soft-page-break/><text:span text:style-name="T1">Recommendation: I like the ideas in this paper, I’d read about the Kelly criteria before, but I agree with the authors that this is an exciting and underutilized tool in ecology. I like their efforts to connect this work with modern dynamic models, especially models of species’ coexistence. I also have immense respect for both authors, I think they are the right people to move these ideas forward. </text:span></text:p>
      <text:p text:style-name="P29"/>
      <text:p text:style-name="P12"><text:span text:style-name="T1">On the other hand, work on information theory can be difficult to read. I had to read this manuscript several times understand the thrust of the argument. I can see challenges conveying these ideas to a general audience.</text:span><text:line-break/><text:span text:style-name="T1">Some areas for improvement include:</text:span><text:line-break/><text:span text:style-name="T1">Circumscribe how you use the notion information. Sometimes the manuscript describes general issues of information theory/processing, but in other places the focus is on population growth under uncertainty. </text:span></text:p>
      <text:p text:style-name="P36"><text:span text:style-name="T53">Yes, this has been a challenging aspect of writing this manuscript. </text:span><text:span text:style-name="T56">It is still our goal to talk about both information theory and population growth under uncertainty, but agree that this could be done in a more clear and focused way.</text:span><text:span text:style-name="T53"> We have made substantial revisions throughout that we hope circumscribe the notion of information better, especially in regards to the distinction between information and biological meaning that is at the crux of the issue. In particular: </text:span></text:p>
      <text:p text:style-name="P65">1. We have scaled back the space spent discussing general issues of information theory and processing in the introduction, especially in the first paragraph.</text:p>
      <text:p text:style-name="P37"><text:span text:style-name="T53">2. We have rewritten </text:span><text:span text:style-name="T55">the intro paragraph 3 that first gives a formal information theoretic definition [L83-102] to be more clear about the definition of information.</text:span></text:p>
      <text:p text:style-name="P37"><text:span text:style-name="T55">3. In intro paragraphs 3 and 4, we have tried to be more precise about the distinction between information </text:span><text:span text:style-name="T56">and biological meaning. This also helps set up the value of the FVOI as a tool to help identify how information is assigned biological meaning that is measurable through its impact on </text:span><text:span text:style-name="T105">per capita</text:span><text:span text:style-name="T56"> population growth rates.</text:span></text:p>
      <text:p text:style-name="P66"/>
      <text:p text:style-name="P12"><text:span text:style-name="T1">The later topic is related to well developed topics in ecology such as stochastic population growth, and bet hedging strategies (Gravel et al. 2011 Ecology letters</text:span><text:span text:style-name="T5"> </text:span><text:span text:style-name="T1">for example), but previous work is touched on lightly in the intro and reviewed extensively in the centre of the review. </text:span><text:span text:style-name="T2">I think the manuscript could be made stronger emphasizing this previous work, and its limitations in the introduction.</text:span></text:p>
      <text:p text:style-name="P24">T<text:span text:style-name="T175">hank you for this feedback </text:span><text:span text:style-name="T180">and w</text:span><text:span text:style-name="T175">e have tried to incorporate these suggestions via edits </text:span><text:span text:style-name="T179">throughout the manuscript</text:span><text:span text:style-name="T175">. </text:span><text:span text:style-name="T180">We have left the section in the middle of the paper that reviews previous work in more depth, but have tried to set this section up better in the introduction. We have text in the intro (as per your later comments) <text:s/>at L[ ]: </text:span></text:p>
      <text:p text:style-name="P24"/>
      <text:p text:style-name="P25">We have also introduced the later section where the bulk of this review occurs (Parsing information’s contributions to fitness) in the last paragraph of the intro in a way that we hope also does a better job emphasizing the motivation for the FVOI: </text:p>
      <text:p text:style-name="P25"/>
      <text:p text:style-name="P25"/>
      <text:p text:style-name="P2"><text:line-break/><text:span text:style-name="T1">Simplify where possible. The derivations in box 1 are challenging to follow. I’d just refer readers to Cover and Thomas, and use this space to qualitatively describe KL-divergence and mutual information. In addition to derivations, Cover and Thomas have a nice venn diagram of the link between these concepts in the first chapter or two of their textbook (Figure 2.2 in my edition). </text:span><text:span text:style-name="T2">I think a visual example would help more than the arithmetic.</text:span></text:p>
      <text:p text:style-name="P23"><text:soft-page-break/>This could be done better in Figure 1 as a compromise, as per the editor’s comments? </text:p>
      <text:p text:style-name="P2"><text:line-break/><text:span text:style-name="T1">The paragraph starting at L307 seems misleading. It proposes comparing fitness of a baseline to a uniform distribution because the uniform distribution is the maximum entropy state. The uniform is only the maximum entropy state for variables that are bounded (i.e. between 0 and 1) the example of precipitation provided in the figures is unbounded (i.e. there is no theoretical maximum amount of precipitation) as are many other biological problems. The maximum entropy state for precipitation is not uniform, it will be something else, perhaps a normal, or a gamma. </text:span></text:p>
      <text:p text:style-name="P30"/>
      <text:p text:style-name="P89">Also, I don’t see much evidence that organisms facing an unknown environment will actually default to a uniform distribution. Are there biological examples? In my opinion it makes more sense to think about loss of information between two models rather than an absolute standard relative to the uniform, but in any case the method should match the biology more closely. To mitigate these issues provide a biological justification for comparing growth relative to a uniform distribution. Alternatively change equation 3, to consider the reduction in population growth when the correct strategy is compared to an arbitrary strategy.</text:p>
      <text:p text:style-name="P89"/>
      <text:p text:style-name="P7"><text:span text:style-name="T16">Th</text:span><text:span text:style-name="T17">ese comments are spot on, and they speak to </text:span><text:span text:style-name="T18">important considerations for applying the FVOI</text:span><text:span text:style-name="T17"> framework. As the reviewer points out, there are </text:span><text:span text:style-name="T18">various </text:span><text:span text:style-name="T17">approaches that a researcher could take </text:span><text:span text:style-name="T18">for the </text:span><text:span text:style-name="T17">uninformed baseline, </text:span><text:span text:style-name="T19">each of which might be more or less useful depending on the context of the study. We initially avoided this conversation simply to ease the initial cognitive load for readers, but we can certainly see that we have possibly given the wrong idea that the framework is not general (it is, and can accommodate different versions of “uninformed”), or that the uniform distribution is the single best solution for every study. We chose the uniform distribution due to its clear definition and interpretation in the context of information theory, and also because it is always the distribution of minimum information/assumptions in both maximum entropy and Bayesian statistical approaches. However, as the reviewer points out, other distributions might make more sense in other contexts – </text:span><text:span text:style-name="T20">but</text:span><text:span text:style-name="T19"> this is totally uncharted </text:span><text:span text:style-name="T20">scientific</text:span><text:span text:style-name="T19"> territory in the literature and we are hopeful that the implications </text:span><text:span text:style-name="T20">of different mathematical choices for the uninformed population </text:span><text:span text:style-name="T19">will be explored in future studies. For now, </text:span><text:span text:style-name="T20">we have tried to address these concerns by including more discussion throughout the manuscript. In particular, </text:span><text:span text:style-name="T21">see </text:span><text:span text:style-name="T20">the following text: </text:span></text:p>
      <text:p text:style-name="P67"/>
      <text:p text:style-name="P31"><text:span text:style-name="T19">[</text:span><text:span text:style-name="T15">L334-349] Have been edited significantly to clarify that the choice of uniform distribution is more mathematical or statistical in nature, and that the framework is flexible enough to accommodate other distributional assumptions. </text:span></text:p>
      <text:p text:style-name="P67"/>
      <text:p text:style-name="P31"><text:span text:style-name="T19">[</text:span><text:span text:style-name="T15">L372-375] Added: </text:span><text:span text:style-name="T22">The Kelly criterion is also the choice of uninformed baseline used orginally by Donaldson-Matsci (2010) in their original development of the framework. </text:span></text:p>
      <text:p text:style-name="P68"/>
      <text:p text:style-name="P34"><text:span text:style-name="T46">L[], </text:span><text:span text:style-name="T49">Box1. Added</text:span><text:span text:style-name="T46">: When populations are uninformed </text:span><text:span text:style-name="T47">then</text:span><text:span text:style-name="T46"> </text:span><text:span text:style-name="T50">x</text:span><text:span text:style-name="T46">(</text:span><text:span text:style-name="T50">e</text:span><text:span text:style-name="T46">) </text:span><text:span text:style-name="T47">may take on one of several statistical distributions to represent this </text:span><text:span text:style-name="T46">lack of information</text:span><text:span text:style-name="T47">. For example, in our simulations in the main text we use the universally least-informed distribution, the uniform distribution, <text:s/>and </text:span><text:span text:style-name="T52">x</text:span><text:span text:style-name="T48">(</text:span><text:span text:style-name="T50">e</text:span><text:span text:style-name="T51">)</text:span><text:span text:style-name="T46">~</text:span><text:span text:style-name="T50">U</text:span><text:span text:style-name="T46">(0,1) ; </text:span><text:span text:style-name="T47">here we leave this unspecified to follow the original derivation of the FVOI (Donaldson-Matsci et al. 2010)</text:span><text:span text:style-name="T46">. </text:span></text:p>
      <text:p text:style-name="P11"><text:line-break/><text:span text:style-name="T1">Specific comments</text:span><text:line-break/><text:span text:style-name="T1">54-69 I think this paragraph is too general, with many examples of information in biology, </text:span><text:soft-page-break/><text:span text:style-name="T1">however, it doesn’t actually define information and that makes it hard to spot the precise problem you are tackling here. I think many readers will be unclear about where information starts and where uncertainty/variability/bet hedging begins. I think even here you need to motivate the specific problem described in equation (3). If possible, explain how previous approaches to bet hedging/variability could be improved using tools from information theory.</text:span></text:p>
      <text:p text:style-name="P35"><text:span text:style-name="T53">Thank you for this feedback. We have edited this paragraph to reduce the amount of space spent discussing information in biology in general, and presented a more concrete motivation for a more concrete and </text:span><text:span text:style-name="T54">unified</text:span><text:span text:style-name="T53"> approach to information in </text:span><text:span text:style-name="T54">ecological dynamics.</text:span><text:span text:style-name="T53"> </text:span><text:span text:style-name="T54">See the text at [L54-69]. </text:span></text:p>
      <text:p text:style-name="P11"><text:line-break/><text:span text:style-name="T1">The statement “Even though IT provides useful metrics of information, its potential to answer ecological questions has remained limited because it does not account for information’s biological meaning or value”. This runs contrary to my intuition. In my opinion, information doesn’t have biological meaning or value in and of itself, it quantifies uncertainty. Biodiversity (high entropy) is good, uncertainty about rain (high entropy) is bad.</text:span></text:p>
      <text:p text:style-name="P90"/>
      <text:p text:style-name="P8"><text:span text:style-name="T20">This is such a great </text:span><text:span text:style-name="T23">way to phrase th</text:span><text:span text:style-name="T24">is</text:span><text:span text:style-name="T23"> key distinction between information and biological meaning</text:span><text:span text:style-name="T20">. <text:s/></text:span><text:span text:style-name="T17"><text:s/>the reviewer points out, there are </text:span><text:span text:style-name="T18">various </text:span><text:span text:style-name="T17">approaches that a researcher could take </text:span><text:span text:style-name="T18">for the </text:span><text:span text:style-name="T17">uninformed baseline, </text:span><text:span text:style-name="T19">each of which might be more or less useful depending on the context of the </text:span></text:p>
      <text:p text:style-name="P2"><text:line-break/><text:span text:style-name="T1">133-135 here is the explanation of why information theory could be useful, but I think the idea is underdeveloped. Also the explanation of why information theory in this sentence is useful relies on concepts of information. It would be much stronger to introduce a previously published model that does not make use of IT, explain the limitations of that model then explain how IT can simplify/clarify the model.</text:span></text:p>
      <text:p text:style-name="P69">We like the idea of better motivating the FVOI framework with some discussion of its relationship to previous theory and have added the following text at the end of the paragraph preceding 133-135: </text:p>
      <text:p text:style-name="P69"/>
      <text:p text:style-name="P38"><text:span text:style-name="T53">[</text:span><text:span text:style-name="T57">L</text:span><text:span text:style-name="T53">124 - </text:span><text:span text:style-name="T57">132</text:span><text:span text:style-name="T53">] </text:span><text:span text:style-name="T59">Because the formalism is built around </text:span><text:span text:style-name="T110">per capita </text:span><text:span text:style-name="T59">growth rates, the FVOI overlaps with models and other frameworks for analyzing stochastic population growth, including classic models of bet-hedging in annual plants </text:span><text:a xlink:type="simple" xlink:href="https://www.zotero.org/google-docs/?WGAzY6" text:style-name="ListLabel_20_1" text:visited-style-name="ListLabel_20_1"><text:span text:style-name="T127">(Gillespie 1974; Philippi &amp; Seger 1989)</text:span></text:a><text:span text:style-name="T59"> and copepods </text:span><text:span text:style-name="T60">(Hairston &amp; Dillon 1990)</text:span><text:span text:style-name="T59">, and coexistence theory </text:span><text:span text:style-name="T61">(Turelli 1978; Chesson &amp; Warner 1981)</text:span><text:span text:style-name="T59">. </text:span><text:span text:style-name="T62">However, </text:span><text:span text:style-name="T63">by explicit</text:span><text:span text:style-name="T65">l</text:span><text:span text:style-name="T63">y parsing the information content of </text:span><text:span text:style-name="T109">per capita</text:span><text:span text:style-name="T63"> growth rates from other </text:span><text:span text:style-name="T64">fitness</text:span><text:span text:style-name="T63"> components, the FVOI offers deeper insight into th</text:span><text:span text:style-name="T64">e dynamics of populations in fluctuating environments </text:span><text:a xlink:type="simple" xlink:href="https://www.zotero.org/google-docs/?IIV2xP" text:style-name="ListLabel_20_1" text:visited-style-name="ListLabel_20_1"><text:span text:style-name="T126">(Stephens 1989; Donaldson-Matasci </text:span></text:a><text:a xlink:type="simple" xlink:href="https://www.zotero.org/google-docs/?IIV2xP" text:style-name="ListLabel_20_2" text:visited-style-name="ListLabel_20_2"><text:span text:style-name="T132">et al.</text:span></text:a><text:a xlink:type="simple" xlink:href="https://www.zotero.org/google-docs/?IIV2xP" text:style-name="ListLabel_20_1" text:visited-style-name="ListLabel_20_1"><text:span text:style-name="T126"> 2010; Rivoire &amp; Leibler 2011)</text:span></text:a><text:span text:style-name="T58">. </text:span></text:p>
      <text:p text:style-name="P2"><text:line-break/><text:span text:style-name="T1">L189- the equation is indexed by species, but are you intending for different strategies to act on species, individuals or genotypes? Also, your equation for “p” (195) doesn’t index by species? </text:span></text:p>
      <text:p text:style-name="P40"><text:span text:style-name="T93">Thank you for catching this confusing language. </text:span><text:span text:style-name="T92">Our intention is to keep the notation general at this point in the manuscript but switch to species later on. We have changed the text as follows: </text:span></text:p>
      <text:p text:style-name="P39"><text:span text:style-name="T53">[L202-206] </text:span><text:span text:style-name="T58">Here, </text:span><text:span text:style-name="T136">λ</text:span><text:span text:style-name="T137">i</text:span><text:span text:style-name="T58">(</text:span><text:span text:style-name="T107">t</text:span><text:span text:style-name="T58">) is the </text:span><text:span text:style-name="T107">per capita</text:span><text:span text:style-name="T58"> growth rate </text:span><text:span text:style-name="T66">of population </text:span><text:span text:style-name="T111">i</text:span><text:span text:style-name="T58">, which is itself usually a function of demographic parameters including survival and fecundity (e.g., Box 2). </text:span><text:span text:style-name="T66">This indexing may refer to a species, a phenotype, or a strategy depending on the study and its </text:span><text:soft-page-break/><text:span text:style-name="T66">context, but what is consistent is that a;; individuals within population </text:span><text:span text:style-name="T111">i </text:span><text:span text:style-name="T87">have an identical response. </text:span></text:p>
      <text:p text:style-name="P13"><text:line-break/><text:span text:style-name="T1">L199- Is it worth explaining this is the geometric mean growth rate?</text:span></text:p>
      <text:p text:style-name="P70">We have now stated in the text that this is the geometric mean of the growth rate.</text:p>
      <text:p text:style-name="P13"><text:line-break/><text:span text:style-name="T1">L229 Here you use uncorrelated, elsewhere independent?</text:span></text:p>
      <text:p text:style-name="P43"><text:span text:style-name="T94">W</text:span><text:span text:style-name="T53">e mean independent here </text:span><text:span text:style-name="T95">and have change the word</text:span><text:span text:style-name="T53">. Thank you for catching this! Elsewhere when we use correlated it is to describe how simulations of population dynamics are performed (i.e. Figure 3), in which case we do know that they are correlated or not, </text:span><text:span text:style-name="T95">but independence is not a concern for these scenarios. </text:span></text:p>
      <text:p text:style-name="P14"><text:line-break/><text:span text:style-name="T1">235- Some IT folks insist that KL divergence is not a distance, because it does not obey the triangle inequality.</text:span></text:p>
      <text:p text:style-name="P71">This makes sense. Various texts differentiate “statistical distance” from a true metric that satisfies the triangle inequality, so we have now adapted that language here. This sentence reads: <text:s/></text:p>
      <text:p text:style-name="P44"><text:span text:style-name="T58">[L247-250]: Quantitatively, this difference is equivalent to the Kullback-Leibler (KL) divergence (D</text:span><text:span text:style-name="T150">KL</text:span><text:span text:style-name="T58">), which is a </text:span><text:span text:style-name="T67">statistical</text:span><text:span text:style-name="T58"> distance </text:span><text:span text:style-name="T67">(but not a true metric)</text:span><text:span text:style-name="T58"> between two probability distributions</text:span></text:p>
      <text:p text:style-name="P14"><text:line-break/><text:span text:style-name="T1">L247 I’m having a hard time parsing the indexing, I personally want indexing for species, environmental states and the cue, because these are all described and it is easy to get confused at each indexing step. I couldn’t get access to the github repository, so I apologize if it is hidden there.</text:span></text:p>
      <text:p text:style-name="P46"><text:span text:style-name="T53">We have tried to be more clear about notation throughout and apologize for any difficulty based on inconsistency or lack of notational clarity. It has been challenging for us to keep track of as well, given that there are many differences in notation throughout the literature. In general, we have tried to stick with that used by Donaldson-Matasci et al., who in turn have tried to follow that of Cover and Thomas. Here, populations are indexed. </text:span><text:span text:style-name="T96">The </text:span><text:span text:style-name="T53">environmental state and cue most often appear in parentheses as in p(</text:span><text:span text:style-name="T104">e</text:span><text:span text:style-name="T53">) and x(</text:span><text:span text:style-name="T104">e</text:span><text:span text:style-name="T53">) </text:span><text:span text:style-name="T96">to denote the functional relationship with a random variable. When </text:span><text:span text:style-name="T106">e</text:span><text:span text:style-name="T96"> appears as a subscript, it is to indicate a value of fitness or a phenotype (i.e. </text:span><text:span text:style-name="T116">r</text:span><text:span text:style-name="T140">e</text:span><text:span text:style-name="T69">, and</text:span><text:span text:style-name="T70"> </text:span><text:span text:style-name="T117">φ</text:span><text:span text:style-name="T141">e</text:span><text:span text:style-name="T131">) that corresponds to the environmental state.</text:span><text:span text:style-name="T96"> We have now explained this indexing in Box 1, </text:span><text:span text:style-name="T97">[L743-754]</text:span><text:span text:style-name="T96"> and refer</text:span><text:span text:style-name="T97">ence</text:span><text:span text:style-name="T96"> this within the text (e.g. [L366]).</text:span></text:p>
      <text:p text:style-name="P72"/>
      <text:p text:style-name="P47"><text:span text:style-name="T77">[L743-754]: </text:span><text:span text:style-name="T71">Assume that the </text:span><text:span text:style-name="T72">environment is represented by the random variable </text:span><text:span text:style-name="T112">E</text:span><text:span text:style-name="T71"> </text:span><text:span text:style-name="T72">and has some distribution of </text:span><text:span text:style-name="T71">states </text:span><text:span text:style-name="T112">e</text:span><text:span text:style-name="T72"> </text:span><text:span text:style-name="T71"><text:s/></text:span><text:span text:style-name="T72">each with probability</text:span><text:span text:style-name="T71"> </text:span><text:span text:style-name="T113">p</text:span><text:span text:style-name="T71">(</text:span><text:span text:style-name="T113">e</text:span><text:span text:style-name="T71">) </text:span><text:span text:style-name="T72">of </text:span><text:span text:style-name="T71">occurring. Also assume that </text:span><text:span text:style-name="T73">a population </text:span><text:span text:style-name="T135">i</text:span><text:span text:style-name="T73"> </text:span><text:span text:style-name="T74">can p</text:span><text:span text:style-name="T73">roduce offspring in each environment </text:span><text:span text:style-name="T114">e</text:span><text:span text:style-name="T73"> at rate </text:span><text:span text:style-name="T118">r</text:span><text:span text:style-name="T139">i , </text:span><text:span text:style-name="T142">e</text:span><text:span text:style-name="T71"> </text:span><text:span text:style-name="T73"><text:s/></text:span><text:span text:style-name="T74">and the probability of doing so is</text:span><text:span text:style-name="T73"> <text:s/></text:span><text:span text:style-name="T117">x</text:span><text:span text:style-name="T139">i </text:span><text:span text:style-name="T73">(</text:span><text:span text:style-name="T117">e</text:span><text:span text:style-name="T73">). </text:span><text:span text:style-name="T74">This combination of payoff </text:span><text:span text:style-name="T118">r</text:span><text:span text:style-name="T139">i , </text:span><text:span text:style-name="T142">e</text:span><text:span text:style-name="T74"> <text:s/>and probability </text:span><text:span text:style-name="T117">x</text:span><text:span text:style-name="T139">i </text:span><text:span text:style-name="T73">(</text:span><text:span text:style-name="T117">e</text:span><text:span text:style-name="T73">) </text:span><text:span text:style-name="T74">is analogous to an environment-specific phenotype defined as </text:span><text:span text:style-name="T73"><text:s/></text:span><text:span text:style-name="T117">φ</text:span><text:span text:style-name="T143">i</text:span><text:span text:style-name="T139">,</text:span><text:span text:style-name="T141">e </text:span><text:span text:style-name="T73">= </text:span><text:span text:style-name="T117">r</text:span><text:span text:style-name="T139">i,</text:span><text:span text:style-name="T141">e</text:span><text:span text:style-name="T73"> </text:span><text:span text:style-name="T117">x</text:span><text:span text:style-name="T73">(</text:span><text:span text:style-name="T117">e</text:span><text:span text:style-name="T73">) </text:span><text:span text:style-name="T74">(</text:span><text:span text:style-name="T73">Donaldson-Matasci et al. 2010): </text:span><text:span text:style-name="T75">in our simple conceptualization of annual plant dynamics (section </text:span><text:span text:style-name="T103">Parsing information’s contributions to fitness</text:span><text:span text:style-name="T89">), </text:span><text:span text:style-name="T123">x</text:span><text:span text:style-name="T147">i </text:span><text:span text:style-name="T90">(</text:span><text:span text:style-name="T123">e</text:span><text:span text:style-name="T90">) </text:span><text:span text:style-name="T89">are the germination rate</text:span><text:span text:style-name="T91">s</text:span><text:span text:style-name="T89"> and </text:span><text:span text:style-name="T124">r</text:span><text:span text:style-name="T148">i,e</text:span><text:span text:style-name="T149"> </text:span><text:span text:style-name="T89">are the </text:span><text:span text:style-name="T125">per-capita</text:span><text:span text:style-name="T89"> fitness in environment </text:span><text:span text:style-name="T125">e</text:span><text:span text:style-name="T89"> </text:span><text:span text:style-name="T91">for</text:span><text:span text:style-name="T89"> </text:span><text:span text:style-name="T91">corresponding</text:span><text:span text:style-name="T89"> </text:span><text:span text:style-name="T123">x</text:span><text:span text:style-name="T147">i </text:span><text:span text:style-name="T90">(</text:span><text:span text:style-name="T123">e</text:span><text:span text:style-name="T90">)</text:span><text:span text:style-name="T89">.</text:span><text:span text:style-name="T75"> </text:span><text:span text:style-name="T73"><text:s/>The population’s </text:span><text:span text:style-name="T76">expected</text:span><text:span text:style-name="T73"> growth rate</text:span><text:span text:style-name="T76"> </text:span><text:span text:style-name="T74">i.e. </text:span><text:span text:style-name="T76">eq (2) </text:span><text:span text:style-name="T74">is now the expectation over </text:span><text:span text:style-name="T136">λ</text:span><text:span text:style-name="T144">i</text:span><text:span text:style-name="T76">(</text:span><text:span text:style-name="T119">φ</text:span><text:span text:style-name="T143">i</text:span><text:span text:style-name="T139">,</text:span><text:span text:style-name="T141">e</text:span><text:span text:style-name="T119">, e</text:span><text:span text:style-name="T76">) = </text:span><text:span text:style-name="T119">r</text:span><text:span text:style-name="T143">i,e</text:span><text:span text:style-name="T76"> </text:span><text:span text:style-name="T119">x</text:span><text:span text:style-name="T143">i</text:span><text:span text:style-name="T76">(</text:span><text:span text:style-name="T119">e</text:span><text:span text:style-name="T76">): </text:span><text:span text:style-name="T74">that is, we shift from an expectation over time to an expectation over possible environments</text:span></text:p>
      <text:p text:style-name="P54"><text:span text:style-name="T96">W</text:span><text:span text:style-name="T53">e have tried to reference the notation used in Box 1 more in the main text where the concepts of population/bettor, decisions, etc. are discussed in depth. In particular, throughout the two paragraphs covering [L321-353] (see our later responses to comments). </text:span></text:p>
      <text:p text:style-name="P73"><text:soft-page-break/></text:p>
      <text:p text:style-name="P46"><text:span text:style-name="T98">We have</text:span><text:span text:style-name="T53"> added indexing to </text:span><text:span text:style-name="T68">𝜌</text:span><text:span text:style-name="T138">i</text:span><text:span text:style-name="T129"> <text:s/></text:span><text:span text:style-name="T128">throughout to emphasize its connection to population </text:span><text:span text:style-name="T133">i</text:span><text:span text:style-name="T128">. We have added the following text at lines [345-347]:</text:span></text:p>
      <text:p text:style-name="P74"/>
      <text:p text:style-name="P45"><text:span text:style-name="T68">In terms of notation, 𝜌</text:span><text:span text:style-name="T138">i </text:span><text:span text:style-name="T130">is the rate at which a bettor accumulates wealth or a population accumulates new individuals (i.e. </text:span><text:span text:style-name="T134">per capita</text:span><text:span text:style-name="T130"> growth). </text:span></text:p>
      <text:p text:style-name="P75"/>
      <text:p text:style-name="P76">Also, we’re really sorry about github access problems! The visibility of the repository was set to Private. This has been fixed and it should be visible now. </text:p>
      <text:p text:style-name="P15"><text:line-break/><text:span text:style-name="T1">261-277 This summary is good, but it could be even better if you explained the limitations of existing models which might be addressed with information theory.</text:span></text:p>
      <text:p text:style-name="P77">Thank you for the positive feedback. Your point makes sense and we have added a sentence at the end of the paragraph to try and address the limitations of existing models in an efficient and generalized way: </text:p>
      <text:p text:style-name="P77"/>
      <text:p text:style-name="P48"><text:span text:style-name="T58">[L277-279] </text:span><text:span text:style-name="T78">However, </text:span><text:span text:style-name="T79">these previous applications have only quantified population-level consequence of observed demographic patterns without seeking a deeper understanding of the role of information in driving </text:span><text:span text:style-name="T115">per capita</text:span><text:span text:style-name="T79"> growth rates. </text:span></text:p>
      <text:p text:style-name="P16"><text:line-break/><text:span text:style-name="T1">289-306 Here again, I get indexing confused between species, populations, “decisions”. I suggest starting with one.</text:span></text:p>
      <text:p text:style-name="P78">As per earlier comments, we have done a number of things to try and alleviate confusion about notation and indexing. Following your concerns here, we have added references to the notation used in Box 1 to in this paragraph and the previous paragraph to try and help make this all more clear. Lines [334-339] now read: </text:p>
      <text:p text:style-name="P78"/>
      <text:p text:style-name="P49"><text:span text:style-name="T58">This bettor has an internal model of probabilities that it uses to make betting decisions </text:span><text:span text:style-name="T80">(denoted </text:span><text:span text:style-name="T79">by</text:span><text:span text:style-name="T80"> </text:span><text:span text:style-name="T117">x</text:span><text:span text:style-name="T145">i,</text:span><text:span text:style-name="T73">(</text:span><text:span text:style-name="T117">e</text:span><text:span text:style-name="T73">) </text:span><text:span text:style-name="T80">in Box 1)</text:span><text:span text:style-name="T58">. In reality, a bettor’s internal model is just a device to illustrate a mathematical concept and should not be taken too literally; in the mathematical representation of dynamics, the internal model is encapsulated by a function of a random variable </text:span><text:span text:style-name="T117">x</text:span><text:span text:style-name="T145">i,</text:span><text:span text:style-name="T73">(</text:span><text:span text:style-name="T117">e</text:span><text:span text:style-name="T73">)</text:span><text:span text:style-name="T58">, whose underlying probability distribution dictates the </text:span><text:span text:style-name="T79">proportion of its resources to</text:span><text:span text:style-name="T58"> bet on <text:s/>each event (e.g. Box</text:span><text:span text:style-name="T53"> 1). </text:span></text:p>
      <text:p text:style-name="P78"/>
      <text:p text:style-name="P49"><text:span text:style-name="T53">Hopefully this clarifies that the indexing </text:span><text:span text:style-name="T104">i </text:span><text:span text:style-name="T99">is referencing the population (potentially of a species), but the decisions are the </text:span><text:span text:style-name="T120">x</text:span><text:span text:style-name="T146">i,</text:span><text:span text:style-name="T88">(</text:span><text:span text:style-name="T120">e</text:span><text:span text:style-name="T88">) – </text:span><text:span text:style-name="T86">each population has a set of decisions it makes, and each decision has a corresponding state of the environment </text:span><text:span text:style-name="T108">e</text:span><text:span text:style-name="T86">. </text:span></text:p>
      <text:p text:style-name="P91"/>
      <text:p text:style-name="P91">L307 Give an example of a naiive bettor in ecology. Do organisms actually ever use the maxent solution? Behavioural econonomics makes quite clear that human agents use heuristics instead of a maxent solution (as in Daniel Kahneman “thinking fast and slow”)</text:p>
      <text:p text:style-name="P50"><text:span text:style-name="T53">The use of the naive better who bets uniformly on every outcome is meant purely as a device to illustrate a mathematical concept. We have tried to make this more clear, and emphasized that we do not think that this is in any way a realistic representation of nature. </text:span><text:span text:style-name="T100">We have added the following text: </text:span></text:p>
      <text:p text:style-name="P79"/>
      <text:p text:style-name="P51"><text:span text:style-name="T53">[L367-369 ] </text:span><text:span text:style-name="T81">Furthermore, we do not expect uniformity to occur in real populations and emphasize that this is a mathematical device which simplifies and standardizes analyses. </text:span></text:p>
      <text:p text:style-name="P80"/>
      <text:p text:style-name="P50"><text:soft-page-break/><text:span text:style-name="T53">Again, this conversation about distribution choice for the uninformed state is an interesting one to pursue but we feel is beyond the scope of the current paper. The maximum entropy thinking about uninformed distributions is interesting as it actually presents a series of distributions depending on the level of knowledge: the uniform distribution has maximum entropy under no constraints, but the Poisson distribution if the mean is known/constrained, and the Gaussian if the mean and variance are known/constrained. Obviously, these are both very common distributions in nature </text:span><text:span text:style-name="T100">and probably a naive bettor in nature, if we were looking for a realistic biological example, would probably have one of these shapes</text:span><text:span text:style-name="T53">. </text:span><text:span text:style-name="T100">Also, without knowing anything about behavioral economics, perhaps heuristics and maximum entropy are not at odds and it could even be that particular group heuristics are likely to manifest particular distributions of behavior that represent a maximum entropy solution (that is probably not uniform in shape but has some other exponential form). This would be a fascinating venue of theory to explore! <text:s/></text:span></text:p>
      <text:p text:style-name="P91"/>
      <text:p text:style-name="P91">L319 are you interested in the states of the environment or the actions of the organism? I’d think you actually are after the actions of the environment.</text:p>
      <text:p text:style-name="P81">We were unclear about your comment or concern here. Did you mean states of environment or actions of the organisms? In the context of the FVOI, we are ultimately more interested in the actions of the organism. </text:p>
      <text:p text:style-name="P91"/>
      <text:p text:style-name="P91">402-403, I’m not convinced that information typically increases population mean fitness. Presumably there are are models where strategies can use information to maximize relative fitness at the expense of absolute fitness.</text:p>
      <text:p text:style-name="P81">This is an interesting point and remains to be explored. For now, we have added text here to emphasize the context of these results: </text:p>
      <text:p text:style-name="P52"><text:span text:style-name="T58">[L460-463]: On the one hand, they suggest that, </text:span><text:span text:style-name="T81">at lea</text:span><text:span text:style-name="T58">s</text:span><text:span text:style-name="T81">t in the context of competitive dynamics, </text:span><text:span text:style-name="T58">almost any information use </text:span><text:span text:style-name="T81">has the potential to</text:span><text:span text:style-name="T58"> increases a population’s fitness, and certainly the use of cues to anticipate environmental conditions is ubiquitous in real organisms. </text:span></text:p>
      <text:p text:style-name="P91"/>
      <text:p text:style-name="P91">470 Main text should define social information.</text:p>
      <text:p text:style-name="P53"><text:span text:style-name="T53">[L532-533]: </text:span><text:span text:style-name="T81">When organisms detect physiological, chemical, or behavioral responses in other individuals these cues are called social information. </text:span></text:p>
      <text:p text:style-name="P91"/>
      <text:p text:style-name="P92">718 I’m not sure Shannon entropy of the environment is clearly defined. Do you mean the uncertainty in time t of what strategy is best?</text:p>
      <text:p text:style-name="P82">This is the mathematical definition of the Shannon entropy, and in this case it is defined over the distribution of environmental states E. </text:p>
      <text:p text:style-name="P17"><text:line-break/><text:span text:style-name="T1">I think figure 1 should be simpflied. It would be easier to picutre the arithmetic if you replaced the continous variable (rain) with a categorical variable (wet/dry). The germinating seeds should be replaced with a simpler icon.</text:span></text:p>
      <text:p text:style-name="P82">We have done a large amount of revision on figure 1 following the comments of all of the reviewers and the editor. It is now designed to provide more of a conceptual match with Box 1, and to illustrate some of the abstract concepts presented there. </text:p>
      <text:p text:style-name="P94"><text:line-break/><text:line-break/><text:span text:style-name="T1">******************************************</text:span><text:line-break/><text:span text:style-name="T1">Editor's comments to the author(s):</text:span><text:line-break/><text:soft-page-break/><text:line-break/><text:span text:style-name="T1">Editor</text:span><text:line-break/><text:span text:style-name="T1">Editors Comments for the Author(s):</text:span><text:line-break/><text:span text:style-name="T1">All three reviewers had generally positive things to say about this ms, and I too enjoyed reading it.  I think it's an interesting contribution to the literature and agree that it is well written.</text:span></text:p>
      <text:p text:style-name="P94"><text:span text:style-name="T1"/></text:p>
      <text:p text:style-name="P96"><text:span text:style-name="T102">Thank your for this feedback. We appreciate the critiques and suggestions offered by the reviewers and yourself.</text:span></text:p>
      <text:p text:style-name="P94"><text:line-break/><text:span text:style-name="T1">I encourage you to consider how this work fits with the papers that Gil has referenced, which you may not have been aware of.</text:span></text:p>
      <text:p text:style-name="P94"><text:span text:style-name="T1"/></text:p>
      <text:p text:style-name="P95"><text:span text:style-name="T151">We have addressed </text:span><text:span text:style-name="T152">Dr. Gil’s comments and have rewritten the appropriate sections to acknowledge this previous work on information’s fitness value in competitive system, and more appropriately frame our own work in relation to it. Please see our above comments to Dr. Gil for more specifics. </text:span><text:line-break/><text:line-break/><text:span text:style-name="T1">Unlike reviewer 1, I thought the length was fine and liked the application to coexistence theory.  (I assume this is what this reviewer meant by species interactions.)  It was nice to see a deeper dive in one area.</text:span></text:p>
      <text:p text:style-name="P95"><text:span text:style-name="T1"/></text:p>
      <text:p text:style-name="P95"><text:span text:style-name="T152">Thank your for supporting our inclusion of the extensions of the FVOI framework to coexistence, as this is one of the areas that we are most excited about and feel that there is significant potential for future research. </text:span><text:line-break/><text:line-break/><text:span text:style-name="T1">Both reviewer 1 and reviewer 3 wanted more pictorial/schematic explanations of Box 1.  I think you could take out some of Fig. 1, which I found a little vague in places, and devote some space here to visually explaining some of the concepts in Box 1.  For example, instead of simply drawing two distributions in panel D, you could draw two distributions and then have vertical lines showing the element-wise difference between them as a way of motivating the KL divergence.  Please do keep the math in Box 1, however!  Some readers (like me) very much need the equations if we are to understand.</text:span></text:p>
      <text:p text:style-name="P95"><text:span text:style-name="T1"/></text:p>
      <text:p text:style-name="P95"><text:span text:style-name="T152">This is a great suggestion. We have tried to do exactly this. In response to all of the comments made by the reviewers and your suggestion here, we have significantly revised figure 1. We still try to provide a conceptual overview of the components driving the FVOI, but have made more explicit links between concepts from Box 1 and the images that we include in figure 1. We hope that the revised version of the figure is more elucidating. </text:span><text:span text:style-name="T183"><text:line-break/></text:span><text:line-break/><text:span text:style-name="T1">Some additional comments from my own reading of the ms:</text:span><text:line-break/><text:line-break/><text:span text:style-name="T1">Caption 1: "the population’s internal representation of this histogram (here, the frequency of phenotypes corresponds with each environmental state’s likelihood"  In what sense does a phenotype correspond with an environmental state?  The germination rate peaks at different levels of Jan. rain, but the relevant environment is yearly rain, for which rain in Jan. is an imperfect cue.</text:span><text:line-break/><text:line-break/><text:span text:style-name="T1">Fig. 1, panel E: Delta \rho appears to be the difference in size of the final populations, which </text:span><text:soft-page-break/><text:span text:style-name="T1">is not its mathematical definition.</text:span><text:line-break/><text:line-break/><text:span text:style-name="T1">I found fig. 1 to be only modestly helpful.  The caption was somewhat helpful but the schematics that went with it, somewhat less so.</text:span><text:line-break/><text:line-break/><text:span text:style-name="T1">Fig. 3: I was thrown off by the germination axis having values &gt; 1.  Also, is there any way to make it clearer what solid lines vs dashed lines vs green vs purple mean?  I initially assumed that one color was reproduction and the other was germination but quickly realized that that couldn't be true.  I'm still not sure what the different colors mean after reading the caption multiple times.</text:span><text:line-break/><text:line-break/><text:span text:style-name="T1">Fig. 4: I have green and purple lines, not blue and purple.  Is this just an effect of my computer monitor?  Also, it's confusing to have purple mean a particular species in panel A and a difference between species in panel B.</text:span><text:line-break/><text:line-break/><text:span text:style-name="T1">Fig. 5: Please increase the font size.</text:span><text:line-break/><text:line-break/><text:span text:style-name="T1">Top of p. 13: Can you explain intuitively why adding information increases the niche difference between species?</text:span><text:line-break/><text:line-break/><text:span text:style-name="T1">L. 477: I think you mean fig. 5 instead of fig. 4.</text:span><text:line-break/><text:line-break/><text:span text:style-name="T1">******************************************</text:span><text:line-break/><text:line-break/><text:line-break/><text:span text:style-name="T1">How to submit your revised manuscript:</text:span><text:line-break/><text:line-break/><text:span text:style-name="T1">- Log on to Ecology Letters</text:span><text:span text:style-name="T5"> </text:span><text:span text:style-name="T1">ScholarOne Manuscripts at: </text:span><text:a xlink:type="simple" xlink:href="https://mc.manuscriptcentral.com/ele" office:target-frame-name="_blank" xlink:show="new" text:style-name="Internet_20_link" text:visited-style-name="Visited_20_Internet_20_Link"><text:span text:style-name="T6">https://mc.manuscriptcentral.com/ele</text:span></text:a><text:line-break/><text:line-break/><text:span text:style-name="T1">- Enter the Author Center</text:span><text:line-break/><text:line-break/><text:span text:style-name="T1">- Since the handling Editor has recommended your manuscript for a revision, click on "Manuscripts with decisions"</text:span><text:line-break/><text:line-break/><text:span text:style-name="T1">- The decision letter</text:span><text:span text:style-name="T5"> </text:span><text:span text:style-name="T1">and link to submitting a revision is displayed</text:span><text:line-break/><text:line-break/><text:span text:style-name="T1">If you encounter any troubles in submitting your revised manuscript, please contact our support at: </text:span><text:a xlink:type="simple" xlink:href="mailto:ts.mc.support@clarivate.com" office:target-frame-name="_blank" xlink:show="new" text:style-name="Internet_20_link" text:visited-style-name="Visited_20_Internet_20_Link"><text:span text:style-name="T6">ts.mc.support@clarivate.com</text:span></text:a><text:line-break/><text:line-break/><text:span text:style-name="T1">Wiley Editing Services Available to All Authors</text:span><text:line-break/><text:span text:style-name="T1">Should you be interested, Wiley Editing Services offers expert help with manuscript, language, and format editing, along with other article preparation services. You can learn more about this service option at </text:span><text:a xlink:type="simple" xlink:href="http://www.wileyauthors.com/eeo/preparation" office:target-frame-name="_blank" xlink:show="new" text:style-name="Internet_20_link" text:visited-style-name="Visited_20_Internet_20_Link"><text:span text:style-name="T6">www.wileyauthors.com/eeo/preparation</text:span></text:a><text:span text:style-name="T1">. You can also check out Wiley’s collection of free article preparation resources for general guidance about writing and preparing your manuscript at </text:span><text:a xlink:type="simple" xlink:href="http://www.wileyauthors.com/eeo/prepresources" office:target-frame-name="_blank" xlink:show="new" text:style-name="Internet_20_link" text:visited-style-name="Visited_20_Internet_20_Link"><text:span text:style-name="T6">www.wileyauthors.com/eeo/prepresources</text:span></text:a><text:span text:style-name="T1">.</text:span><text:line-break/><text:span text:style-name="T1">Journal editorial boards are completely independent of Wiley Editing Services, and decisions on manuscripts are made without regard to whether Wiley services have been used for editing</text:span></text:p>
      <text:p text:style-name="P1"><text:soft-pag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ymbol" svg:font-family="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position="0% 100%" fo:font-size="12pt" style:font-size-asian="12pt" style:font-size-complex="12pt"/>
    </style:style>
    <style:style style:name="ListLabel_20_2" style:display-name="ListLabel 2" style:family="text">
      <style:text-properties style:text-position="0% 100%" fo:font-size="12pt" fo:font-style="italic" style:font-size-asian="12pt" style:font-style-asian="italic"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5T13:22:59.598000000</meta:creation-date>
    <dc:date>2022-01-10T18:15:32.512000000</dc:date>
    <meta:editing-duration>P7DT19H48M50S</meta:editing-duration>
    <meta:editing-cycles>24</meta:editing-cycles>
    <meta:generator>LibreOffice/7.2.1.2$Windows_X86_64 LibreOffice_project/87b77fad49947c1441b67c559c339af8f3517e22</meta:generator>
    <meta:document-statistic meta:table-count="0" meta:image-count="0" meta:object-count="0" meta:page-count="17" meta:paragraph-count="116" meta:word-count="7986" meta:character-count="49654" meta:non-whitespace-character-count="41553"/>
  </office:meta>
</office:document-meta>
</file>